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6346in"/>
    </style:style>
    <style:style style:name="co5" style:family="table-column">
      <style:table-column-properties fo:break-before="auto" style:column-width="5.4126in"/>
    </style:style>
    <style:style style:name="co6" style:family="table-column">
      <style:table-column-properties fo:break-before="auto" style:column-width="0.8925in"/>
    </style:style>
    <style:style style:name="co7" style:family="table-column">
      <style:table-column-properties fo:break-before="auto" style:column-width="0.6173in"/>
    </style:style>
    <style:style style:name="co8" style:family="table-column">
      <style:table-column-properties fo:break-before="auto" style:column-width="0.811in"/>
    </style:style>
    <style:style style:name="co9" style:family="table-column">
      <style:table-column-properties fo:break-before="auto" style:column-width="1.6583in"/>
    </style:style>
    <style:style style:name="co10" style:family="table-column">
      <style:table-column-properties fo:break-before="auto" style:column-width="1.4043in"/>
    </style:style>
    <style:style style:name="co11" style:family="table-column">
      <style:table-column-properties fo:break-before="auto" style:column-width="4.1165in"/>
    </style:style>
    <style:style style:name="co12" style:family="table-column">
      <style:table-column-properties fo:break-before="auto" style:column-width="1.4409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6535in"/>
    </style:style>
    <style:style style:name="co20" style:family="table-column">
      <style:table-column-properties fo:break-before="auto" style:column-width="1.6102in"/>
    </style:style>
    <style:style style:name="co21" style:family="table-column">
      <style:table-column-properties fo:break-before="auto" style:column-width="1.55in"/>
    </style:style>
    <style:style style:name="co22" style:family="table-column">
      <style:table-column-properties fo:break-before="auto" style:column-width="4.1535in"/>
    </style:style>
    <style:style style:name="co23" style:family="table-column">
      <style:table-column-properties fo:break-before="auto" style:column-width="1.5736in"/>
    </style:style>
    <style:style style:name="co24" style:family="table-column">
      <style:table-column-properties fo:break-before="auto" style:column-width="0.6898in"/>
    </style:style>
    <style:style style:name="co25" style:family="table-column">
      <style:table-column-properties fo:break-before="auto" style:column-width="1.7673in"/>
    </style:style>
    <style:style style:name="co26" style:family="table-column">
      <style:table-column-properties fo:break-before="auto" style:column-width="4.8311in"/>
    </style:style>
    <style:style style:name="co27" style:family="table-column">
      <style:table-column-properties fo:break-before="auto" style:column-width="1.598in"/>
    </style:style>
    <style:style style:name="co28" style:family="table-column">
      <style:table-column-properties fo:break-before="auto" style:column-width="0.6417in"/>
    </style:style>
    <style:style style:name="co29" style:family="table-column">
      <style:table-column-properties fo:break-before="auto" style:column-width="1.7311in"/>
    </style:style>
    <style:style style:name="co30" style:family="table-column">
      <style:table-column-properties fo:break-before="auto" style:column-width="4.2016in"/>
    </style:style>
    <style:style style:name="co31" style:family="table-column">
      <style:table-column-properties fo:break-before="auto" style:column-width="1.7437in"/>
    </style:style>
    <style:style style:name="co32" style:family="table-column">
      <style:table-column-properties fo:break-before="auto" style:column-width="1.9252in"/>
    </style:style>
    <style:style style:name="co33" style:family="table-column">
      <style:table-column-properties fo:break-before="auto" style:column-width="2.0701in"/>
    </style:style>
    <style:style style:name="co34" style:family="table-column">
      <style:table-column-properties fo:break-before="auto" style:column-width="4.2866in"/>
    </style:style>
    <style:style style:name="co35" style:family="table-column">
      <style:table-column-properties fo:break-before="auto" style:column-width="2.022in"/>
    </style:style>
    <style:style style:name="co36" style:family="table-column">
      <style:table-column-properties fo:break-before="auto" style:column-width="5.328in"/>
    </style:style>
    <style:style style:name="co37" style:family="table-column">
      <style:table-column-properties fo:break-before="auto" style:column-width="1.5374in"/>
    </style:style>
    <style:style style:name="co38" style:family="table-column">
      <style:table-column-properties fo:break-before="auto" style:column-width="2.0098in"/>
    </style:style>
    <style:style style:name="co39" style:family="table-column">
      <style:table-column-properties fo:break-before="auto" style:column-width="5.5063in"/>
    </style:style>
    <style:style style:name="co40" style:family="table-column">
      <style:table-column-properties fo:break-before="auto" style:column-width="1.9346in"/>
    </style:style>
    <style:style style:name="ro1" style:family="table-row">
      <style:table-row-properties style:row-height="0.186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4898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1.0945in" fo:break-before="auto" style:use-optimal-row-height="true"/>
    </style:style>
    <style:style style:name="ro6" style:family="table-row">
      <style:table-row-properties style:row-height="0.1701in" fo:break-before="auto" style:use-optimal-row-height="false"/>
    </style:style>
    <style:style style:name="ro7" style:family="table-row">
      <style:table-row-properties style:row-height="0.7925in" fo:break-before="auto" style:use-optimal-row-height="true"/>
    </style:style>
    <style:style style:name="ro8" style:family="table-row">
      <style:table-row-properties style:row-height="0.9429in" fo:break-before="auto" style:use-optimal-row-height="true"/>
    </style:style>
    <style:style style:name="ro9" style:family="table-row">
      <style:table-row-properties style:row-height="1.2457in" fo:break-before="auto" style:use-optimal-row-height="true"/>
    </style:style>
    <style:style style:name="ro10" style:family="table-row">
      <style:table-row-properties style:row-height="0.1736in" fo:break-before="auto" style:use-optimal-row-height="true"/>
    </style:style>
    <style:style style:name="ro19" style:family="table-row">
      <style:table-row-properties style:row-height="0.1752in" fo:break-before="auto" style:use-optimal-row-height="true"/>
    </style:style>
    <style:style style:name="ro20" style:family="table-row">
      <style:table-row-properties style:row-height="1.3972in" fo:break-before="auto" style:use-optimal-row-height="true"/>
    </style:style>
    <style:style style:name="ro11" style:family="table-row">
      <style:table-row-properties style:row-height="0.6409in" fo:break-before="auto" style:use-optimal-row-height="true"/>
    </style:style>
    <style:style style:name="ro21" style:family="table-row">
      <style:table-row-properties style:row-height="1.8516in" fo:break-before="auto" style:use-optimal-row-height="true"/>
    </style:style>
    <style:style style:name="ro18" style:family="table-row">
      <style:table-row-properties style:row-height="1.5484in" fo:break-before="auto" style:use-optimal-row-height="true"/>
    </style:style>
    <style:style style:name="ro16" style:family="table-row">
      <style:table-row-properties style:row-height="0.3472in" fo:break-before="auto" style:use-optimal-row-height="true"/>
    </style:style>
    <style:style style:name="ro17" style:family="table-row">
      <style:table-row-properties style:row-height="1.9866in" fo:break-before="auto" style:use-optimal-row-height="true"/>
    </style:style>
    <style:style style:name="ro22" style:family="table-row">
      <style:table-row-properties style:row-height="1.0854in" fo:break-before="auto" style:use-optimal-row-height="true"/>
    </style:style>
    <style:style style:name="ro23" style:family="table-row">
      <style:table-row-properties style:row-height="0.3256in" fo:break-before="auto" style:use-optimal-row-height="true"/>
    </style:style>
    <style:style style:name="ro24" style:family="table-row">
      <style:table-row-properties style:row-height="0.4772in" fo:break-before="auto" style:use-optimal-row-height="true"/>
    </style:style>
    <style:style style:name="ro25" style:family="table-row">
      <style:table-row-properties style:row-height="1.6937in" fo:break-before="auto" style:use-optimal-row-height="true"/>
    </style:style>
    <style:style style:name="ro26" style:family="table-row">
      <style:table-row-properties style:row-height="1.5417in" fo:break-before="auto" style:use-optimal-row-height="true"/>
    </style:style>
    <style:style style:name="ro27" style:family="table-row">
      <style:table-row-properties style:row-height="0.6291in" fo:break-before="auto" style:use-optimal-row-height="true"/>
    </style:style>
    <style:style style:name="ro28" style:family="table-row">
      <style:table-row-properties style:row-height="1.237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end"/>
    </style:style>
    <style:style style:name="ce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4" style:family="table-cell" style:parent-style-name="Default" style:data-style-name="N100">
      <style:table-cell-properties style:text-align-source="fix" style:repeat-content="false" fo:wrap-option="wrap"/>
      <style:paragraph-properties fo:text-align="end"/>
    </style:style>
    <style:style style:name="ce5"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end"/>
    </style:style>
    <style:style style:name="ce7" style:family="table-cell" style:parent-style-name="Default" style:data-style-name="N100">
      <style:table-cell-properties fo:wrap-option="wrap"/>
    </style:style>
    <style:style style:name="ce8" style:family="table-cell" style:parent-style-name="Default">
      <style:table-cell-properties fo:wrap-option="wrap"/>
    </style:style>
    <style:style style:name="ce9" style:family="table-cell" style:parent-style-name="Default">
      <style:table-cell-properties style:text-align-source="fix" style:repeat-content="false"/>
      <style:paragraph-properties fo:text-align="center"/>
    </style:style>
    <style:style style:name="ce10"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1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1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style>
    <style:style style:name="ce17"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18"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19" style:family="table-cell" style:parent-style-name="Default" style:data-style-name="N100">
      <style:table-cell-properties fo:wrap-option="wrap" fo:padding-bottom="0.0193in" fo:padding-left="0.0138in" fo:padding-right="0.0138in" fo:padding-top="0.0193in"/>
    </style:style>
    <style:style style:name="ce20" style:family="table-cell" style:parent-style-name="Default">
      <style:table-cell-properties fo:wrap-option="wrap"/>
      <style:text-properties style:font-size-complex="5.65000009536743pt"/>
    </style:style>
    <style:style style:name="ce2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end"/>
    </style:style>
    <style:style style:name="ce23" style:family="table-cell" style:parent-style-name="Default" style:data-style-name="N100">
      <style:table-cell-properties style:text-align-source="fix" style:repeat-content="false" fo:wrap-option="wrap"/>
      <style:paragraph-properties fo:text-align="center"/>
    </style:style>
    <style:style style:name="ce2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fo:wrap-option="wrap"/>
      <style:text-properties style:font-size-complex="5.65000009536743pt"/>
    </style:style>
    <style:style style:name="ce31" style:family="table-cell" style:parent-style-name="Default" style:data-style-name="N100">
      <style:table-cell-properties fo:wrap-option="wrap"/>
      <style:text-properties fo:font-weight="normal" style:font-weight-asian="bold" style:font-size-complex="5.65000009536743pt" style:font-weight-complex="bold"/>
    </style:style>
    <style:style style:name="ce3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35" style:family="table-cell" style:parent-style-name="Default">
      <style:table-cell-properties style:text-align-source="fix" style:repeat-content="false"/>
      <style:paragraph-properties fo:text-align="start"/>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38" style:family="table-cell" style:parent-style-name="Default" style:data-style-name="N100">
      <style:table-cell-properties fo:wrap-option="wrap"/>
      <style:text-properties style:font-size-complex="5.69999980926514pt"/>
    </style:style>
    <style:style style:name="ce39" style:family="table-cell" style:parent-style-name="Default" style:data-style-name="N100">
      <style:table-cell-properties style:text-align-source="fix" style:repeat-content="false" fo:wrap-option="no-wrap"/>
      <style:paragraph-properties fo:text-align="start"/>
    </style:style>
    <style:style style:name="T1" style:family="text">
      <style:text-properties fo:font-size="10pt" style:font-size-asian="10pt" style:font-size-complex="5.69999980926514pt"/>
    </style:style>
    <style:style style:name="T2" style:family="text">
      <style:text-properties style:font-size-complex="5.69999980926514pt"/>
    </style:style>
    <style:style style:name="T3" style:family="text">
      <style:text-properties fo:font-weight="bold" style:font-weight-asian="bold" style:font-weight-complex="bold"/>
    </style:style>
    <style:style style:name="T4" style:family="text">
      <style:text-properties fo:font-size="6.5pt" style:font-size-asian="6.5pt" style:font-size-complex="3.70000004768372pt"/>
    </style:style>
    <style:style style:name="T7" style:family="text">
      <style:text-properties fo:font-weight="bold" style:font-weight-asian="bold" style:font-size-complex="5.69999980926514pt" style:font-weight-complex="bold"/>
    </style:style>
    <style:style style:name="T10" style:family="text">
      <style:text-properties fo:font-size="10pt" fo:font-weight="bold" style:font-size-asian="10pt" style:font-weight-asian="bold" style:font-size-complex="5.69999980926514pt" style:font-weight-complex="bold"/>
    </style:style>
    <style:style style:name="T11" style:family="text">
      <style:text-properties fo:font-weight="normal" style:font-weight-asian="normal" style:font-size-complex="5.69999980926514pt" style:font-weight-complex="normal"/>
    </style:style>
    <style:style style:name="T9"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text-position="super 58%" fo:font-weight="bold" style:font-weight-asian="bold" style:font-size-complex="5.69999980926514pt" style:font-weight-complex="bold"/>
    </style:style>
    <style:style style:name="T16" style:family="text">
      <style:text-properties fo:font-size="10pt" fo:font-weight="normal" style:font-size-asian="10pt" style:font-weight-asian="normal" style:font-size-complex="5.69999980926514pt" style:font-weight-complex="normal"/>
    </style:style>
  </office:automatic-styles>
  <office:body>
    <office:spreadsheet>
      <table:table table:name="War events" table:style-name="ta1" table:print="false">
        <table:table-column table:style-name="co1" table:default-cell-style-name="ce2"/>
        <table:table-column table:style-name="co2" table:default-cell-style-name="ce2"/>
        <table:table-column table:style-name="co3" table:default-cell-style-name="ce4"/>
        <table:table-column table:style-name="co4" table:default-cell-style-name="ce6"/>
        <table:table-column table:style-name="co5" table:default-cell-style-name="ce7"/>
        <table:table-column table:style-name="co3" table:default-cell-style-name="ce8"/>
        <table:table-column table:style-name="co6"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5" office:value-type="string">
            <text:p>Actual timestamp</text:p>
          </table:table-cell>
          <table:table-cell table:style-name="ce3" office:value-type="string">
            <text:p>Event</text:p>
          </table:table-cell>
          <table:table-cell table:style-name="ce5" office:value-type="string">
            <text:p>Notes/Comments</text:p>
          </table:table-cell>
          <table:table-cell table:style-name="ce9" table:number-columns-repeated="1018"/>
        </table:table-row>
        <table:table-row table:style-name="ro2">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Japan declared war on the US and Spain joined forces with her. <text:s/>They secured the aid of Mexico and established an air base there. <text:s/></text:p>
          </table:table-cell>
          <table:table-cell table:number-columns-repeated="1019"/>
        </table:table-row>
        <table:table-row table:style-name="ro3">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4">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1"><text:s/>Then the giant aircraft guns were trained on the enemy,</text:span></text:p>
            <text:p><text:span text:style-name="T2">but the distance was so great and the planes moving so</text:span></text:p>
            <text:p><text:span text:style-name="T2">swiftly, that they were unable to do much damage.</text:span></text:p>
            <text:p><text:span text:style-name="T2">They only succeeded in bringing down three of the bombing</text:span></text:p>
            <text:p><text:span text:style-name="T2">planes. The United States scouting planes were</text:span></text:p>
            <text:p><text:span text:style-name="T2">sent out immediately, followed by the fighting planes</text:span></text:p>
            <text:p><text:span text:style-name="T2">carrying 6-inch guns. They found that the Japanese</text:span></text:p>
            <text:p><text:span text:style-name="T2">planes were dropping bombs from a height of 60,000</text:span></text:p>
            <text:p><text:span text:style-name="T2">to 80,000 feet and the United States planes were unable</text:span></text:p>
            <text:p><text:span text:style-name="T2">to rise high enough to attack them.</text:span></text:p>
          </table:table-cell>
          <table:table-cell table:number-columns-repeated="1019"/>
        </table:table-row>
        <table:table-row table:style-name="ro4" table:number-rows-repeated="1048571">
          <table:table-cell table:number-columns-repeated="1024"/>
        </table:table-row>
        <table:table-row table:style-name="ro4">
          <table:table-cell table:number-columns-repeated="1024"/>
        </table:table-row>
      </table:table>
      <table:table table:name="RG sickness and injuries" table:style-name="ta1" table:print="false">
        <table:table-column table:style-name="co7" table:default-cell-style-name="ce2"/>
        <table:table-column table:style-name="co8" table:default-cell-style-name="ce2"/>
        <table:table-column table:style-name="co9" table:default-cell-style-name="ce4"/>
        <table:table-column table:style-name="co10" table:default-cell-style-name="ce4"/>
        <table:table-column table:style-name="co11" table:default-cell-style-name="ce16"/>
        <table:table-column table:style-name="co12" table:default-cell-style-name="ce7"/>
        <table:table-column table:style-name="co6"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1" office:value-type="string">
            <text:p>Timestamp given</text:p>
          </table:table-cell>
          <table:table-cell table:style-name="ce3" office:value-type="string">
            <text:p>Actual timestamp</text:p>
          </table:table-cell>
          <table:table-cell table:style-name="ce14" office:value-type="string">
            <text:p>Event</text:p>
          </table:table-cell>
          <table:table-cell table:style-name="ce3" office:value-type="string">
            <text:p>Notes/Comments</text:p>
          </table:table-cell>
          <table:table-cell table:style-name="ce9" table:number-columns-repeated="1018"/>
        </table:table-row>
        <table:table-row table:style-name="ro2">
          <table:table-cell table:style-name="ce10" office:value-type="string">
            <text:p>2</text:p>
          </table:table-cell>
          <table:table-cell table:style-name="ce10" office:value-type="string">
            <text:p>6</text:p>
          </table:table-cell>
          <table:table-cell table:style-name="ce12" office:value-type="string">
            <text:p>Spring 1913</text:p>
          </table:table-cell>
          <table:table-cell table:style-name="ce13"/>
          <table:table-cell table:style-name="ce15" office:value-type="string">
            <text:p><text:span text:style-name="T2">Robert suffers from sever illness.</text:span><text:span text:style-name="T1"> For a few months his life was despaired </text:span><text:span text:style-name="T2">of, but he quickly </text:span><text:span text:style-name="T2">recovered.</text:span></text:p>
          </table:table-cell>
          <table:table-cell table:style-name="ce13"/>
          <table:table-cell table:style-name="ce17" table:number-columns-repeated="1018"/>
        </table:table-row>
        <table:table-row table:style-name="ro3">
          <table:table-cell office:value-type="string">
            <text:p>2</text:p>
          </table:table-cell>
          <table:table-cell office:value-type="string">
            <text:p>14</text:p>
          </table:table-cell>
          <table:table-cell office:value-type="string">
            <text:p>July 1919</text:p>
          </table:table-cell>
          <table:table-cell table:style-name="ce7"/>
          <table:table-cell office:value-type="string">
            <text:p>Serious automobile accident. <text:s/>Robert's arm was broken and he suffered internal injuries. <text:s/>He was taken to the hospital where he lay for several weeks before recovery.</text:p>
          </table:table-cell>
          <table:table-cell table:number-columns-repeated="1019"/>
        </table:table-row>
        <table:table-row table:style-name="ro2">
          <table:table-cell office:value-type="string">
            <text:p>2</text:p>
          </table:table-cell>
          <table:table-cell office:value-type="string">
            <text:p>15</text:p>
          </table:table-cell>
          <table:table-cell office:value-type="string">
            <text:p>Fall of 1919 through Spring 1920</text:p>
          </table:table-cell>
          <table:table-cell table:style-name="ce7"/>
          <table:table-cell office:value-type="string">
            <text:p>Health not good / inability to concentrate. <text:s/></text:p>
          </table:table-cell>
          <table:table-cell table:number-columns-repeated="1019"/>
        </table:table-row>
        <table:table-row table:style-name="ro2">
          <table:table-cell office:value-type="string">
            <text:p>2</text:p>
          </table:table-cell>
          <table:table-cell office:value-type="string">
            <text:p>16</text:p>
          </table:table-cell>
          <table:table-cell office:value-type="string">
            <text:p>Spring and Summer of 1920</text:p>
          </table:table-cell>
          <table:table-cell table:style-name="ce7"/>
          <table:table-cell office:value-type="string">
            <text:p>RG became very ill again from malaria.</text:p>
          </table:table-cell>
          <table:table-cell table:number-columns-repeated="1019"/>
        </table:table-row>
        <table:table-row table:style-name="ro5">
          <table:table-cell office:value-type="string">
            <text:p>2</text:p>
          </table:table-cell>
          <table:table-cell office:value-type="string">
            <text:p>15</text:p>
          </table:table-cell>
          <table:table-cell office:value-type="string">
            <text:p>Spring of 1920</text:p>
          </table:table-cell>
          <table:table-cell/>
          <table:table-cell table:style-name="Default" office:value-type="string">
            <text:p><text:s/>In the Spring of 1920, just before the close of school,</text:p>
            <text:p>Robert’s father obtained help to cultivate the cotton</text:p>
            <text:p>plantation. He thought it best that Robert should come</text:p>
            <text:p>home that summer and help to work on the farm, but</text:p>
            <text:p>again the boy refused, and met with stubborn opposition</text:p>
            <text:p>and abuse from his brother, who called him “the fool</text:p>
            <text:p>Inventor”</text:p>
          </table:table-cell>
          <table:table-cell table:number-columns-repeated="1019"/>
        </table:table-row>
        <table:table-row table:style-name="ro5" table:number-rows-repeated="1048569">
          <table:table-cell table:number-columns-repeated="1024"/>
        </table:table-row>
        <table:table-row table:style-name="ro5">
          <table:table-cell table:number-columns-repeated="1024"/>
        </table:table-row>
      </table:table>
      <table:table table:name="War before pg. 277" table:style-name="ta1" table:print="false">
        <table:table-column table:style-name="co13" table:default-cell-style-name="ce8"/>
        <table:table-column table:style-name="co14" table:default-cell-style-name="ce8"/>
        <table:table-column table:style-name="co15" table:default-cell-style-name="ce8"/>
        <table:table-column table:style-name="co16" table:default-cell-style-name="ce7"/>
        <table:table-column table:style-name="co17" table:default-cell-style-name="ce8"/>
        <table:table-column table:style-name="co18" table:default-cell-style-name="ce8"/>
        <table:table-row table:style-name="ro6">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row>
        <table:table-row table:style-name="ro3">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18" office:value-type="string">
            <text:p><text:span text:style-name="T2">Calvin Gordon was a Captain in the US Army in Spain (Spanish-American war). <text:s/></text:span><text:span text:style-name="T1"><text:s/>Robert’s </text:span><text:span text:style-name="T2">own father went with Colonel Roosevelt and became a Captain in the Spanish-American </text:span><text:span text:style-name="T2">War in 1898. <text:s/>Ralph born in 1898, after father went to war.</text:span></text:p>
          </table:table-cell>
          <table:table-cell/>
        </table:table-row>
        <table:table-row table:style-name="ro7">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1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table-row>
        <table:table-row table:style-name="ro1">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20" office:value-type="string">
            <text:p>Amelia's great-grandfather fought in War of 1812.</text:p>
          </table:table-cell>
          <table:table-cell/>
        </table:table-row>
        <table:table-row table:style-name="ro2">
          <table:table-cell office:value-type="float" office:value="2">
            <text:p>2</text:p>
          </table:table-cell>
          <table:table-cell office:value-type="float" office:value="7">
            <text:p>7</text:p>
          </table:table-cell>
          <table:table-cell table:number-columns-repeated="2"/>
          <table:table-cell table:style-name="ce20" office:value-type="string">
            <text:p><text:s/>Amelia talked of his grandfather, Colonel Robert Gordon, for whom he was named, and how he became famous during the Civil War</text:p>
          </table:table-cell>
          <table:table-cell/>
        </table:table-row>
        <table:table-row table:style-name="ro2">
          <table:table-cell office:value-type="float" office:value="2">
            <text:p>2</text:p>
          </table:table-cell>
          <table:table-cell office:value-type="float" office:value="10">
            <text:p>10</text:p>
          </table:table-cell>
          <table:table-cell office:value-type="float" office:value="1917">
            <text:p>1917</text:p>
          </table:table-cell>
          <table:table-cell/>
          <table:table-cell office:value-type="string">
            <text:p>US entered the World War. <text:s/>RG was 11 years old and had great ambitions to join the Army and go to war. <text:s/>His older brother Ralph joined the Army.</text:p>
          </table:table-cell>
          <table:table-cell/>
        </table:table-row>
        <table:table-row table:style-name="ro8">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office:value-type="string">
            <text:p><text:span text:style-name="T2"><text:s/></text:span><text:span text:style-name="T2">When the armistice came in 1918, Robert talked with</text:span></text:p>
            <text:p><text:span text:style-name="T2">his mother and father, asking them if that would be</text:span></text:p>
            <text:p><text:span text:style-name="T2">the last war. They, of course, expressed the hope that</text:span></text:p>
            <text:p><text:span text:style-name="T2">it would be, and Robert said that he had read the Bible</text:span></text:p>
            <text:p><text:span text:style-name="T2">and thought that the greatest war in history was yet to</text:span></text:p>
            <text:p><text:span text:style-name="T2">Come.</text:span></text:p>
          </table:table-cell>
          <table:table-cell/>
        </table:table-row>
        <table:table-row table:style-name="ro9">
          <table:table-cell office:value-type="float" office:value="2">
            <text:p>2</text:p>
          </table:table-cell>
          <table:table-cell office:value-type="float" office:value="15">
            <text:p>15</text:p>
          </table:table-cell>
          <table:table-cell office:value-type="string">
            <text:p>After/around July 1919</text:p>
          </table:table-cell>
          <table:table-cell/>
          <table:table-cell office:value-type="string">
            <text:p><text:span text:style-name="T2"><text:s/></text:span><text:span text:style-name="T2">His brother Ralph had just returned from France,</text:span></text:p>
            <text:p><text:span text:style-name="T2">where he had met with many obstacles in the war but</text:span></text:p>
            <text:p><text:span text:style-name="T2">had received no serious injury. Robert went home for</text:span></text:p>
            <text:p><text:span text:style-name="T2">a rest after the accident. He had many disagreements</text:span></text:p>
            <text:p><text:span text:style-name="T2">and fights with his older brother, and it seemed to be</text:span></text:p>
            <text:p><text:span text:style-name="T2">impossible to get along. All of the trouble occurred over</text:span></text:p>
            <text:p><text:span text:style-name="T2">the fact that Robert would not work on the farm, or</text:span></text:p>
            <text:p><text:span text:style-name="T2">help his brother.</text:span></text:p>
          </table:table-cell>
          <table:table-cell/>
        </table:table-row>
        <table:table-row table:style-name="ro9" table:number-rows-repeated="1048567">
          <table:table-cell table:number-columns-repeated="6"/>
        </table:table-row>
        <table:table-row table:style-name="ro9">
          <table:table-cell table:number-columns-repeated="6"/>
        </table:table-row>
      </table:table>
      <table:table table:name="Ranks and Promotions" table:style-name="ta1" table:print="false">
        <table:table-column table:style-name="co6" table:default-cell-style-name="Default"/>
        <table:table-row table:style-name="ro10">
          <table:table-cell/>
        </table:table-row>
      </table:table>
      <table:table table:name="RG events at age given" table:style-name="ta1" table:print="false">
        <table:table-column table:style-name="co19" table:number-columns-repeated="2"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6" table:default-cell-style-name="ce22"/>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style-name="ce21" office:value-type="string">
            <text:p>Age</text:p>
          </table:table-cell>
        </table:table-row>
        <table:table-row table:style-name="ro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2"><text:s/></text:span><text:span text:style-name="T2">When Robert was a little over two years old, his</text:span></text:p>
            <text:p><text:span text:style-name="T2">mother gave birth to a girl, the first born to her</text:span></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Default" office:value-type="string">
            <text:p><text:span text:style-name="T2"><text:s/></text:span><text:span text:style-name="T2">At about the age of five, his mother began to teach</text:span></text:p>
            <text:p><text:span text:style-name="T2">him the alphabet. He learned very quickly how to read</text:span></text:p>
            <text:p><text:span text:style-name="T2">and write, before he started to school.</text:span></text:p>
          </table:table-cell>
          <table:table-cell/>
          <table:table-cell office:value-type="float" office:value="5">
            <text:p>5</text:p>
          </table:table-cell>
        </table:table-row>
        <table:table-row table:style-name="ro3">
          <table:table-cell table:style-name="ce8" office:value-type="float" office:value="2">
            <text:p>2</text:p>
          </table:table-cell>
          <table:table-cell table:style-name="ce8" office:value-type="float" office:value="10">
            <text:p>10</text:p>
          </table:table-cell>
          <table:table-cell table:style-name="ce8" office:value-type="float" office:value="1917">
            <text:p>1917</text:p>
          </table:table-cell>
          <table:table-cell table:style-name="ce8"/>
          <table:table-cell table:style-name="ce8"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8">
          <table:table-cell office:value-type="string">
            <text:p>2</text:p>
          </table:table-cell>
          <table:table-cell office:value-type="string">
            <text:p>13</text:p>
          </table:table-cell>
          <table:table-cell table:number-columns-repeated="2"/>
          <table:table-cell office:value-type="string">
            <text:p><text:span text:style-name="T2"><text:s/></text:span><text:span text:style-name="T2">when Robert was about thirteen years of age, that there</text:span></text:p>
            <text:p><text:span text:style-name="T2">was no use trying to keep him on the farm, but that</text:span></text:p>
            <text:p><text:span text:style-name="T2">he should be sent away to Texarkana to school, to learn</text:span></text:p>
            <text:p><text:span text:style-name="T2">something and to become interested in the things along</text:span></text:p>
            <text:p><text:span text:style-name="T2">which his mind seemed to lead. <text:s/></text:span><text:span text:style-name="T1"><text:s/>While in this school he met his first real boy chum, </text:span><text:span text:style-name="T2">Walter </text:span><text:span text:style-name="T2">Kennelworth.</text:span></text:p>
          </table:table-cell>
          <table:table-cell/>
          <table:table-cell office:value-type="float" office:value="13">
            <text:p>13</text:p>
          </table:table-cell>
        </table:table-row>
        <table:table-row table:style-name="ro8" table:number-rows-repeated="1048569">
          <table:table-cell table:number-columns-repeated="7"/>
        </table:table-row>
        <table:table-row table:style-name="ro8">
          <table:table-cell table:number-columns-repeated="7"/>
        </table:table-row>
      </table:table>
      <table:table table:name="San Francisco" table:style-name="ta1" table:print="false">
        <table:table-column table:style-name="co2" table:default-cell-style-name="ce4"/>
        <table:table-column table:style-name="co24" table:default-cell-style-name="ce4"/>
        <table:table-column table:style-name="co25" table:default-cell-style-name="ce4"/>
        <table:table-column table:style-name="co4" table:default-cell-style-name="ce4"/>
        <table:table-column table:style-name="co26" table:default-cell-style-name="ce16"/>
        <table:table-column table:style-name="co27" table:default-cell-style-name="ce16"/>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style-name="ce23" table:number-columns-repeated="1018"/>
        </table:table-row>
        <table:table-row table:style-name="ro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2">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3">two days</text:span> by some war machine. <text:s/></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St. Louis" table:style-name="ta1" table:print="false">
        <table:table-column table:style-name="co6" table:default-cell-style-name="Default"/>
        <table:table-row table:style-name="ro10">
          <table:table-cell/>
        </table:table-row>
      </table:table>
      <table:table table:name="Texarkana" table:style-name="ta1" table:print="false">
        <table:table-column table:style-name="co28" table:default-cell-style-name="ce7"/>
        <table:table-column table:style-name="co1" table:default-cell-style-name="ce7"/>
        <table:table-column table:style-name="co29" table:default-cell-style-name="ce7"/>
        <table:table-column table:style-name="co27" table:default-cell-style-name="ce7"/>
        <table:table-column table:style-name="co30" table:default-cell-style-name="ce7"/>
        <table:table-column table:style-name="co31"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9">
          <table:table-cell table:number-columns-repeated="2" office:value-type="float" office:value="1">
            <text:p>1</text:p>
          </table:table-cell>
          <table:table-cell office:value-type="string">
            <text:p>June 9, 1906</text:p>
          </table:table-cell>
          <table:table-cell/>
          <table:table-cell office:value-type="string">
            <text:p>RG is born. <text:s/>In<text:span text:style-name="T1"> the extreme northeastern corner of the Lone Star</text:span></text:p>
            <text:p><text:span text:style-name="T2">State of Texas, about eight miles west of Texarkana,</text:span></text:p>
            <text:p><text:span text:style-name="T2">in a lonely farm-house on Sunday morning, June</text:span></text:p>
            <text:p><text:span text:style-name="T2">10</text:span><text:span text:style-name="T4">th</text:span><text:span text:style-name="T2"> , Amelia Gordon turned over in her bed and</text:span></text:p>
            <text:p><text:span text:style-name="T2">watched the sunlight streaming thru the window on</text:span></text:p>
            <text:p><text:span text:style-name="T2">the head of her new-born son. She had always hoped</text:span></text:p>
            <text:p><text:span text:style-name="T2">that this, her third son, would be born on Sunday, but</text:span></text:p>
            <text:p><text:span text:style-name="T2">he was born late Saturday night, June 9</text:span><text:span text:style-name="T4">th</text:span><text:span text:style-name="T2"> , 1906.</text:span></text:p>
          </table:table-cell>
          <table:table-cell table:number-columns-repeated="1019"/>
        </table:table-row>
        <table:table-row table:style-name="ro9" table:number-rows-repeated="1048573">
          <table:table-cell table:number-columns-repeated="1024"/>
        </table:table-row>
        <table:table-row table:style-name="ro9">
          <table:table-cell table:number-columns-repeated="1024"/>
        </table:table-row>
      </table:table>
      <table:table table:name="New York" table:style-name="ta1" table:print="false">
        <table:table-column table:style-name="co2" table:number-columns-repeated="2" table:default-cell-style-name="ce7"/>
        <table:table-column table:style-name="co32" table:default-cell-style-name="ce7"/>
        <table:table-column table:style-name="co33" table:default-cell-style-name="ce7"/>
        <table:table-column table:style-name="co34" table:default-cell-style-name="ce7"/>
        <table:table-column table:style-name="co32"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Paris" table:style-name="ta1" table:print="false">
        <table:table-column table:style-name="co6" table:number-columns-repeated="2" table:default-cell-style-name="ce7"/>
        <table:table-column table:style-name="co25" table:default-cell-style-name="ce7"/>
        <table:table-column table:style-name="co35" table:default-cell-style-name="ce7"/>
        <table:table-column table:style-name="co36" table:default-cell-style-name="ce7"/>
        <table:table-column table:style-name="co37" table:default-cell-style-name="ce7"/>
        <table:table-column table:style-name="co6" table:number-columns-repeated="1018" table:default-cell-style-name="ce7"/>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Dream" table:style-name="ta1" table:print="false">
        <table:table-column table:style-name="co6" table:number-columns-repeated="2" table:default-cell-style-name="ce7"/>
        <table:table-column table:style-name="co25" table:default-cell-style-name="ce7"/>
        <table:table-column table:style-name="co38" table:default-cell-style-name="ce7"/>
        <table:table-column table:style-name="co39" table:default-cell-style-name="ce7"/>
        <table:table-column table:style-name="co40" table:default-cell-style-name="ce7"/>
        <table:table-column table:style-name="co6" table:number-columns-repeated="1018" table:default-cell-style-name="ce7"/>
        <table:table-row table:style-name="ro10">
          <table:table-cell table:style-name="Default" office:value-type="string">
            <text:p>rluu: I didn't include any instances of 'dream' from poems.</text:p>
          </table:table-cell>
          <table:table-cell table:style-name="Default" table:number-columns-repeated="5"/>
          <table:table-cell table:style-name="ce39" table:number-columns-repeated="1018"/>
        </table:table-row>
        <table:table-row table:style-name="ro10">
          <table:table-cell table:style-name="Default" table:number-columns-repeated="6"/>
          <table:table-cell table:style-name="ce39" table:number-columns-repeated="1018"/>
        </table:table-row>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2">
          <table:table-cell table:style-name="ce32" office:value-type="string">
            <text:p>1</text:p>
          </table:table-cell>
          <table:table-cell table:style-name="ce35" office:value-type="float" office:value="1">
            <text:p>1</text:p>
          </table:table-cell>
          <table:table-cell table:style-name="ce36" office:value-type="string">
            <text:p><text:span text:style-name="T2"><text:s/></text:span><text:span text:style-name="T2">Sunday morning, June</text:span></text:p>
            <text:p><text:span text:style-name="T2">10</text:span><text:span text:style-name="T9">th</text:span></text:p>
          </table:table-cell>
          <table:table-cell table:style-name="ce36"/>
          <table:table-cell table:style-name="ce37" office:value-type="string">
            <text:p>She was happy this Sunday morning when she looked at her bouncing baby boy, dreamed of his future, and thought of what his name should be.</text:p>
          </table:table-cell>
          <table:table-cell table:style-name="ce32"/>
          <table:table-cell table:number-columns-repeated="1018"/>
        </table:table-row>
        <table:table-row table:style-name="ro9">
          <table:table-cell office:value-type="string">
            <text:p>2</text:p>
          </table:table-cell>
          <table:table-cell office:value-type="string">
            <text:p>9</text:p>
          </table:table-cell>
          <table:table-cell office:value-type="string">
            <text:p>A few nights before June 9, 1906.</text:p>
          </table:table-cell>
          <table:table-cell/>
          <table:table-cell table:style-name="ce29" office:value-type="string">
            <text:p><text:span text:style-name="T2"><text:s/></text:span><text:span text:style-name="T2">A few nights before you were </text:span><text:span text:style-name="T2">born I had a </text:span><text:span text:style-name="T7">very</text:span><text:span text:style-name="T2"> </text:span><text:span text:style-name="T7">strange </text:span><text:span text:style-name="T7">dream</text:span><text:span text:style-name="T2">. I thought I saw San </text:span><text:span text:style-name="T2">Francisco and Los Angeles </text:span><text:span text:style-name="T2">destroyed in two days by some </text:span><text:span text:style-name="T2">war machine, and that one of </text:span><text:span text:style-name="T2">my sons came near losing his </text:span><text:span text:style-name="T2">life there, but was saved and </text:span><text:span text:style-name="T2">afterwards he saved his </text:span><text:span text:style-name="T2">country and made peace with </text:span><text:span text:style-name="T2">the world. I suppose I </text:span><text:span text:style-name="T7">dreamed about San </text:span><text:span text:style-name="T7">Francisco</text:span><text:span text:style-name="T2"> because Herbert </text:span><text:span text:style-name="T2">lost his life there but, </text:span><text:span text:style-name="T2">somehow,</text:span></text:p>
            <text:p><text:span text:style-name="T2">I feel that it was </text:span><text:span text:style-name="T7">more than a </text:span><text:span text:style-name="T7">dream</text:span><text:span text:style-name="T2">, and that you are born </text:span><text:span text:style-name="T2">to be a peacemaker.”</text:span></text:p>
            <text:p><text:span text:style-name="T2">Bobbie was </text:span><text:span text:style-name="T7">greatly </text:span><text:span text:style-name="T7">impressed with his mother’s </text:span><text:span text:style-name="T7">dream</text:span><text:span text:style-name="T2"> and her hopes and </text:span><text:span text:style-name="T2">ambitions for him</text:span></text:p>
          </table:table-cell>
          <table:table-cell table:number-columns-repeated="1019"/>
        </table:table-row>
        <table:table-row table:style-name="ro11">
          <table:table-cell office:value-type="string">
            <text:p>2</text:p>
          </table:table-cell>
          <table:table-cell office:value-type="string">
            <text:p>11</text:p>
          </table:table-cell>
          <table:table-cell office:value-type="string">
            <text:p>No date given.</text:p>
          </table:table-cell>
          <table:table-cell/>
          <table:table-cell table:style-name="ce29"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text:span><text:span text:style-name="T3">dream</text:span>”;</text:p>
          </table:table-cell>
          <table:table-cell table:number-columns-repeated="1019"/>
        </table:table-row>
        <table:table-row table:style-name="ro5">
          <table:table-cell office:value-type="string">
            <text:p>2</text:p>
          </table:table-cell>
          <table:table-cell office:value-type="string">
            <text:p>11-12</text:p>
          </table:table-cell>
          <table:table-cell office:value-type="string">
            <text:p>No date given.</text:p>
          </table:table-cell>
          <table:table-cell/>
          <table:table-cell table:style-name="ce29" office:value-type="string">
            <text:p><text:span text:style-name="T2"><text:s/></text:span><text:span text:style-name="T2">The success with the water </text:span><text:span text:style-name="T2">bicycle had kindled his </text:span><text:span text:style-name="T2">ambition and created a desire </text:span><text:span text:style-name="T2">to complete other inventions </text:span><text:span text:style-name="T2">that he had in mind. He told his </text:span><text:span text:style-name="T2">mother of a </text:span><text:span text:style-name="T7">dream</text:span><text:span text:style-name="T2"> he had of a </text:span><text:span text:style-name="T2">white-winged bird that flew </text:span><text:span text:style-name="T2">across the ocean thru the air; </text:span><text:span text:style-name="T2">that he was riding the bird</text:span><text:span text:style-name="T1"> and </text:span><text:span text:style-name="T1">that he received a great </text:span><text:span text:style-name="T1">triumph and reception when </text:span><text:span text:style-name="T2">he </text:span><text:span text:style-name="T2">visited the foreign countries, </text:span><text:span text:style-name="T2">and how his own people </text:span><text:span text:style-name="T2">received him in great glory </text:span><text:span text:style-name="T2">when he returned. His father </text:span><text:span text:style-name="T2">called these stories “</text:span><text:span text:style-name="T7">pipe </text:span><text:span text:style-name="T7">dreams</text:span><text:span text:style-name="T2">,” but his mother took </text:span><text:span text:style-name="T2">great interest in them and </text:span><text:span text:style-name="T2">always encouraged him.</text:span></text:p>
          </table:table-cell>
          <table:table-cell table:number-columns-repeated="1019"/>
        </table:table-row>
        <table:table-row table:style-name="ro9">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27"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
          <table:table-cell office:value-type="string">
            <text:p>3</text:p>
          </table:table-cell>
          <table:table-cell office:value-type="string">
            <text:p>23</text:p>
          </table:table-cell>
          <table:table-cell office:value-type="string">
            <text:p>Sunday in late June, 1921.</text:p>
          </table:table-cell>
          <table:table-cell/>
          <table:table-cell table:style-name="ce27"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
          <table:table-cell office:value-type="string">
            <text:p>6</text:p>
          </table:table-cell>
          <table:table-cell office:value-type="string">
            <text:p>71</text:p>
          </table:table-cell>
          <table:table-cell office:value-type="string">
            <text:p>Night of January 24, 1927.</text:p>
          </table:table-cell>
          <table:table-cell/>
          <table:table-cell table:style-name="ce29" office:value-type="string">
            <text:p>If I can make money, I can complete my invention and discoveries, go to New York where I will have all the advantages, and we can soon be married and <text:span text:style-name="T3">realize our </text:span><text:span text:style-name="T3">dream</text:span>.</text:p>
          </table:table-cell>
          <table:table-cell table:number-columns-repeated="1019"/>
        </table:table-row>
        <table:table-row table:style-name="ro8">
          <table:table-cell office:value-type="string">
            <text:p>7</text:p>
          </table:table-cell>
          <table:table-cell office:value-type="string">
            <text:p>83</text:p>
          </table:table-cell>
          <table:table-cell office:value-type="string">
            <text:p>No date given.</text:p>
          </table:table-cell>
          <table:table-cell/>
          <table:table-cell table:style-name="ce29" office:value-type="string">
            <text:p><text:span text:style-name="T2"><text:s/></text:span><text:span text:style-name="T2">The question arises: -- If we </text:span><text:span text:style-name="T2">can know the future, is it of </text:span><text:span text:style-name="T2">value to us? It has been well </text:span><text:span text:style-name="T2">said: "Forewarned is </text:span><text:span text:style-name="T2">forearmed," but I prefer to look </text:span><text:span text:style-name="T2">to the Bible for authority and </text:span><text:span text:style-name="T2">proof. When Pharaoh had his </text:span><text:span text:style-name="T2">wonderful </text:span><text:span text:style-name="T7">dream</text:span><text:span text:style-name="T2">, he went to </text:span><text:span text:style-name="T2">Joseph to have it interpreted. </text:span><text:span text:style-name="T2">Joseph said:</text:span></text:p>
            <text:p><text:span text:style-name="T2">"And the seven thin and ill </text:span><text:span text:style-name="T2">favored kine that came up after </text:span><text:span text:style-name="T2">them are seven years; and the </text:span><text:span text:style-name="T2">seven empty years, blasted </text:span><text:span text:style-name="T2">with the east wind, shall be </text:span><text:span text:style-name="T2">seven years of famine."</text:span></text:p>
          </table:table-cell>
          <table:table-cell table:number-columns-repeated="1019"/>
        </table:table-row>
        <table:table-row table:style-name="ro11">
          <table:table-cell office:value-type="string">
            <text:p>9</text:p>
          </table:table-cell>
          <table:table-cell office:value-type="string">
            <text:p>96</text:p>
          </table:table-cell>
          <table:table-cell table:style-name="ce27" office:value-type="string">
            <text:p><text:s/>April 30th, 1927</text:p>
          </table:table-cell>
          <table:table-cell/>
          <table:table-cell table:style-name="ce27"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8">
          <table:table-cell office:value-type="string">
            <text:p>9</text:p>
          </table:table-cell>
          <table:table-cell office:value-type="string">
            <text:p>97</text:p>
          </table:table-cell>
          <table:table-cell office:value-type="string">
            <text:p>May 1, 1927</text:p>
          </table:table-cell>
          <table:table-cell/>
          <table:table-cell table:style-name="ce27" office:value-type="string">
            <text:p><text:span text:style-name="T2">Marie: I am going to tell you a </text:span><text:span text:style-name="T7">dream </text:span><text:span text:style-name="T2">that I had a few nights </text:span><text:span text:style-name="T2">ago. I saw you a great </text:span><text:span text:style-name="T2">success. Fortune was smiling </text:span><text:span text:style-name="T2">on you. The world was at your </text:span><text:span text:style-name="T2">feet, but I seemed to see a </text:span><text:span text:style-name="T2">great tragedy follow this. It </text:span><text:span text:style-name="T2">seemed I left you in a </text:span><text:span text:style-name="T2">mysterious way and </text:span><text:span text:style-name="T1"><text:s/>then </text:span><text:span text:style-name="T1">came back to you just as </text:span><text:span text:style-name="T1">mysteriously. Now, don't think </text:span><text:span text:style-name="T2">that I do not want to go with </text:span><text:span text:style-name="T2">you, Robert, and don't think </text:span><text:span text:style-name="T2">that I believe in </text:span><text:span text:style-name="T7">dreams</text:span><text:span text:style-name="T2">, but </text:span><text:span text:style-name="T2">somehow it has </text:span><text:span text:style-name="T7">made a great </text:span><text:span text:style-name="T7">impression</text:span><text:span text:style-name="T2"> on me.</text:span></text:p>
          </table:table-cell>
          <table:table-cell table:number-columns-repeated="1019"/>
        </table:table-row>
        <table:table-row table:style-name="ro7">
          <table:table-cell office:value-type="string">
            <text:p>9</text:p>
          </table:table-cell>
          <table:table-cell office:value-type="string">
            <text:p>99</text:p>
          </table:table-cell>
          <table:table-cell table:style-name="ce27" office:value-type="string">
            <text:p><text:s/>Sunday, May 1, 1927</text:p>
          </table:table-cell>
          <table:table-cell/>
          <table:table-cell table:style-name="ce29"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ext:span><text:span text:style-name="T3">to the dream that she had </text:span><text:span text:style-name="T3">had years before, about a </text:span><text:span text:style-name="T3">great war which would come </text:span><text:span text:style-name="T3">and in which she thought </text:span><text:span text:style-name="T3">that Robert lost his life in </text:span><text:span text:style-name="T3">San Francisco.</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Afternoon of May 28, 1927</text:p>
          </table:table-cell>
          <table:table-cell/>
          <table:table-cell table:style-name="ce27" office:value-type="string">
            <text:p><text:s/>On the afternoon of May 28th, Robert boarded a train for Sherman, Texas, with the lightest heart that he had ever experienced in his life. Now that his <text:span text:style-name="T3">dream was really </text:span><text:span text:style-name="T3">going to be realized</text:span>, he was never so happy.</text:p>
          </table:table-cell>
          <table:table-cell table:number-columns-repeated="1019"/>
        </table:table-row>
        <table:table-row table:style-name="ro9">
          <table:table-cell office:value-type="string">
            <text:p>10</text:p>
          </table:table-cell>
          <table:table-cell office:value-type="string">
            <text:p>108</text:p>
          </table:table-cell>
          <table:table-cell office:value-type="string">
            <text:p>Saturday afternoon, <text:span text:style-name="T1"><text:s/>May 28</text:span><text:span text:style-name="T12">th</text:span><text:span text:style-name="T1">, </text:span><text:span text:style-name="T1">1927</text:span></text:p>
          </table:table-cell>
          <table:table-cell/>
          <table:table-cell table:style-name="ce27" office:value-type="string">
            <text:p><text:s/>As the train rolled across the plains of Texas and Robert watched the sun setting across the prairies on that Saturday afternoon, <text:span text:style-name="T3">he dreamed of the </text:span><text:span text:style-name="T3">day when he, like Lindbergh, </text:span><text:span text:style-name="T3">would cross the country in </text:span><text:span text:style-name="T3">his great airplane</text:span>. He could think of nothing else but Lindbergh's great flight and what it meant to the world. He realized that <text:span text:style-name="T3">Ezekiel's </text:span><text:span text:style-name="T3">prophecy of that war which </text:span><text:span text:style-name="T3">was to come and be fought </text:span><text:span text:style-name="T3">in the air, was coming true, </text:span><text:span text:style-name="T3">and the great plane </text:span><text:span text:style-name="T3">described by Ezekiel, the </text:span><text:span text:style-name="T3">eagle with wheel within a </text:span><text:span text:style-name="T3">wheel, would one day </text:span><text:span text:style-name="T3">become a reality. He could </text:span><text:span text:style-name="T3">now see the possibilities of </text:span><text:span text:style-name="T3">his dream being fulfilled </text:span>and he was sure of success.</text:p>
          </table:table-cell>
          <table:table-cell table:number-columns-repeated="1019"/>
        </table:table-row>
        <table:table-row table:style-name="ro7">
          <table:table-cell office:value-type="string">
            <text:p>10</text:p>
          </table:table-cell>
          <table:table-cell office:value-type="string">
            <text:p>110</text:p>
          </table:table-cell>
          <table:table-cell office:value-type="string">
            <text:p>Afternoon of Saturday, May 28, 1927</text:p>
          </table:table-cell>
          <table:table-cell/>
          <table:table-cell table:style-name="ce29" office:value-type="string">
            <text:p><text:span text:style-name="T2"><text:s/></text:span><text:span text:style-name="T2">He had </text:span><text:span text:style-name="T7">dreamed</text:span><text:span text:style-name="T2"> of the time </text:span><text:span text:style-name="T2">when he would come home at </text:span><text:span text:style-name="T2">night from his work or study, to </text:span><text:span text:style-name="T2">find her there and see her </text:span><text:span text:style-name="T2">beautiful eyes, the lights that </text:span><text:span text:style-name="T2">would guide him on to success. </text:span><text:span text:style-name="T2">She could either make him the </text:span><text:span text:style-name="T2">most miserable man in the </text:span><text:span text:style-name="T2">world or the happiest. His </text:span><text:span text:style-name="T2">entire future and fate were in </text:span><text:span text:style-name="T2">her</text:span></text:p>
            <text:p><text:span text:style-name="T2">hands and she could do with </text:span><text:span text:style-name="T2">him as she willed.</text:span></text:p>
          </table:table-cell>
          <table:table-cell table:number-columns-repeated="1019"/>
        </table:table-row>
        <table:table-row table:style-name="ro11">
          <table:table-cell office:value-type="string">
            <text:p>11</text:p>
          </table:table-cell>
          <table:table-cell office:value-type="string">
            <text:p>122</text:p>
          </table:table-cell>
          <table:table-cell office:value-type="string">
            <text:p>June 5, 1927 [Sunday]</text:p>
          </table:table-cell>
          <table:table-cell/>
          <table:table-cell table:style-name="ce29" office:value-type="string">
            <text:p><text:s/>Robert realized that he must have time to collect his thoughts, if he ever could think again. <text:span text:style-name="T3">His thoughts turned </text:span><text:span text:style-name="T3">back to the dream Marie had </text:span><text:span text:style-name="T3">told him </text:span><text:span text:style-name="T14">she had,</text:span> where some terrible tragedy had overtaken him and she had gone out of his life in a mysterious way and came back into it in the same way.</text:p>
          </table:table-cell>
          <table:table-cell table:number-columns-repeated="1019"/>
        </table:table-row>
        <table:table-row table:style-name="ro7">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9"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text:span><text:span text:style-name="T3">dream and again found </text:span><text:span text:style-name="T3">Marie.</text:span></text:p>
          </table:table-cell>
          <table:table-cell table:number-columns-repeated="1019"/>
        </table:table-row>
        <table:table-row table:style-name="ro9">
          <table:table-cell office:value-type="string">
            <text:p>12</text:p>
          </table:table-cell>
          <table:table-cell office:value-type="string">
            <text:p>133</text:p>
          </table:table-cell>
          <table:table-cell office:value-type="string">
            <text:p>After 6:00pm, June 5, 1927 [Sunday].</text:p>
          </table:table-cell>
          <table:table-cell/>
          <table:table-cell table:style-name="ce38" office:value-type="string">
            <text:p><text:span text:style-name="T2">The next time Robert noticed </text:span><text:span text:style-name="T2">the time of day, it was after 6 </text:span><text:span text:style-name="T2">P.M. and he realized that he </text:span><text:span text:style-name="T2">had had no breakfast, lunch or </text:span><text:span text:style-name="T2">dinner, but his heart was heavy </text:span><text:span text:style-name="T2">and he felt that he could not </text:span><text:span text:style-name="T2">eat anything. The shock had </text:span><text:span text:style-name="T2">been so great and had come </text:span><text:span text:style-name="T2">so suddenly that Robert found </text:span><text:span text:style-name="T2">it hard to adjust himself to it or </text:span><text:span text:style-name="T2">to realize what it all meant or </text:span><text:span text:style-name="T2">what it might mean in case </text:span><text:span text:style-name="T2">Marie should pass out of his </text:span><text:span text:style-name="T2">life forever. It would mean </text:span><text:span text:style-name="T2">every hope blasted, every</text:span><text:span text:style-name="T7"> </text:span><text:span text:style-name="T7">sweet dream</text:span><text:span text:style-name="T2"> gone and would </text:span><text:span text:style-name="T2">leave him with an uncertainty </text:span><text:span text:style-name="T2">of life, like a ship without a </text:span><text:span text:style-name="T2">rudder. He decided to pass the </text:span><text:span text:style-name="T2">time by reading and seeking </text:span><text:span text:style-name="T2">consolation in the Bible.</text:span></text:p>
          </table:table-cell>
          <table:table-cell table:number-columns-repeated="1019"/>
        </table:table-row>
        <table:table-row table:style-name="ro7">
          <table:table-cell office:value-type="string">
            <text:p>12</text:p>
          </table:table-cell>
          <table:table-cell office:value-type="string">
            <text:p>141</text:p>
          </table:table-cell>
          <table:table-cell office:value-type="string">
            <text:p>Monday, June 6, 1927. <text:s/>Before 8:00 pm</text:p>
          </table:table-cell>
          <table:table-cell/>
          <table:table-cell table:style-name="ce29" office:value-type="string">
            <text:p><text:s/>Read about the preparations for Captain Lindbergh’s return to Washington and New York and the plans for his reception. Of course,<text:span text:style-name="T3"> Robert had looked </text:span><text:span text:style-name="T3">forward to being there at that </text:span><text:span text:style-name="T3">time and have Marie with him </text:span><text:span text:style-name="T3">as his wife. He had been </text:span><text:span text:style-name="T3">looking forward to the day </text:span><text:span text:style-name="T3">when his own dream would </text:span><text:span text:style-name="T3">be realized and he would </text:span><text:span text:style-name="T3">build one of the greatest </text:span><text:span text:style-name="T3">airships of the age.</text:span></text:p>
          </table:table-cell>
          <table:table-cell table:number-columns-repeated="1019"/>
        </table:table-row>
        <table:table-row table:style-name="ro11">
          <table:table-cell office:value-type="string">
            <text:p>12</text:p>
          </table:table-cell>
          <table:table-cell office:value-type="string">
            <text:p>145</text:p>
          </table:table-cell>
          <table:table-cell office:value-type="string">
            <text:p>Monday, June 6, 1927.</text:p>
          </table:table-cell>
          <table:table-cell/>
          <table:table-cell table:style-name="ce29" office:value-type="string">
            <text:p>This poem seemed to fit his case and he read it over carefully. He resolved that regardless of discouragement or disappointment, blasted hopes, lost ideals or<text:span text:style-name="T3"> shattered </text:span><text:span text:style-name="T3">dreams</text:span>, he would still have the courage to exert himself for “Tomorrow’s Chance.”</text:p>
          </table:table-cell>
          <table:table-cell table:number-columns-repeated="1019"/>
        </table:table-row>
        <table:table-row table:style-name="ro7">
          <table:table-cell office:value-type="string">
            <text:p>12</text:p>
          </table:table-cell>
          <table:table-cell office:value-type="string">
            <text:p>149</text:p>
          </table:table-cell>
          <table:table-cell office:value-type="string">
            <text:p>Monday Evening, June 6, 1927</text:p>
          </table:table-cell>
          <table:table-cell/>
          <table:table-cell table:style-name="ce29" office:value-type="string">
            <text:p><text:s/>Robert wished that he might be able that night to lie down to<text:span text:style-name="T3"> </text:span><text:span text:style-name="T3">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16">
          <table:table-cell office:value-type="string">
            <text:p>13</text:p>
          </table:table-cell>
          <table:table-cell office:value-type="string">
            <text:p>160</text:p>
          </table:table-cell>
          <table:table-cell office:value-type="string">
            <text:p>Night of June 8, 1927</text:p>
          </table:table-cell>
          <table:table-cell/>
          <table:table-cell table:style-name="ce38" office:value-type="string">
            <text:p><text:span text:style-name="T2">Robert prayed his usual night </text:span><text:span text:style-name="T2">prayer for the protection of </text:span><text:span text:style-name="T2">Marie and went to sleep, to </text:span><text:span text:style-name="T7">dream of his [21</text:span><text:span text:style-name="T15">st</text:span><text:span text:style-name="T7">] birthday</text:span><text:span text:style-name="T2">.</text:span></text:p>
          </table:table-cell>
          <table:table-cell table:number-columns-repeated="1019"/>
        </table:table-row>
        <table:table-row table:style-name="ro11">
          <table:table-cell office:value-type="string">
            <text:p>14</text:p>
          </table:table-cell>
          <table:table-cell office:value-type="string">
            <text:p>180</text:p>
          </table:table-cell>
          <table:table-cell office:value-type="string">
            <text:p>June 10, 1927</text:p>
          </table:table-cell>
          <table:table-cell/>
          <table:table-cell table:style-name="ce29"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 Robert </text:span><text:span text:style-name="T1">that he was a “doer” </text:span><text:span text:style-name="T2">and </text:span><text:span text:style-name="T7">not a </text:span><text:span text:style-name="T7">dreamer</text:span><text:span text:style-name="T2">; that he had </text:span><text:span text:style-name="T2">demonstrated the greatest </text:span><text:span text:style-name="T2">ability of any young man he </text:span><text:span text:style-name="T2">had ever known.</text:span></text:p>
          </table:table-cell>
          <table:table-cell table:number-columns-repeated="1019"/>
        </table:table-row>
        <table:table-row table:style-name="ro7">
          <table:table-cell office:value-type="string">
            <text:p>14</text:p>
          </table:table-cell>
          <table:table-cell office:value-type="string">
            <text:p>182</text:p>
          </table:table-cell>
          <table:table-cell office:value-type="string">
            <text:p>June 11, 1927</text:p>
          </table:table-cell>
          <table:table-cell/>
          <table:table-cell table:style-name="ce31"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7">
          <table:table-cell office:value-type="string">
            <text:p>19</text:p>
          </table:table-cell>
          <table:table-cell office:value-type="string">
            <text:p>228</text:p>
          </table:table-cell>
          <table:table-cell office:value-type="string">
            <text:p>June 9, 1928 (RG 22<text:span text:style-name="T13">nd</text:span> birthday), at Governor's Island.</text:p>
          </table:table-cell>
          <table:table-cell/>
          <table:table-cell table:style-name="ce29" office:value-type="string">
            <text:p><text:span text:style-name="T2">When the reception was over </text:span><text:span text:style-name="T2">and Robert had a few </text:span><text:span text:style-name="T2">moments alone with his dear </text:span><text:span text:style-name="T2">old mother, she said, "My son, </text:span><text:span text:style-name="T2">do you remember the</text:span><text:span text:style-name="T7"> dream</text:span><text:span text:style-name="T2"> </text:span><text:span text:style-name="T2">you had when you were a little </text:span><text:span text:style-name="T2">boy, which you told me about? </text:span><text:span text:style-name="T2">That </text:span><text:span text:style-name="T7">you were riding a large </text:span><text:span text:style-name="T7">bird with white wings across </text:span><text:span text:style-name="T7">the ocean and how the </text:span><text:span text:style-name="T7">foreign countries received </text:span><text:span text:style-name="T7">you with great honor. My </text:span><text:span text:style-name="T10"><text:s/></text:span><text:span text:style-name="T10">boy, when you landed today I </text:span><text:span text:style-name="T10">thought about that dream </text:span><text:span text:style-name="T7">and how it had been fulfilled. </text:span><text:span text:style-name="T2">I hope that all of your other </text:span><text:span text:style-name="T2">dreams and ambitions will be </text:span><text:span text:style-name="T2">realized and that you will be </text:span><text:span text:style-name="T2">rewarded with Marie's love, </text:span><text:span text:style-name="T2">because you have been faithful </text:span><text:span text:style-name="T2">and loyal to her." Robert said, </text:span><text:span text:style-name="T2">"Mother, I do remember the </text:span><text:span text:style-name="T2">dream quite well, and </text:span><text:span text:style-name="T7">when I </text:span><text:span text:style-name="T7">was in Japan and they gave </text:span><text:span text:style-name="T7">me such great receptions </text:span><text:span text:style-name="T7">and honored me, I thought of </text:span><text:span text:style-name="T7">the dream and I thought of </text:span><text:span text:style-name="T7">you</text:span><text:span text:style-name="T2"> and how you had taught </text:span><text:span text:style-name="T2">me how to read the Bible and I </text:span><text:span text:style-name="T2">thought of Marie and how I </text:span><text:span text:style-name="T2">loved her and felt that I would </text:span><text:span text:style-name="T2">gladly give all of the honors </text:span><text:span text:style-name="T2">just to be with you and Marie </text:span><text:span text:style-name="T2">alone because your love</text:span></text:p>
            <text:p><text:span text:style-name="T2">and Marie's love mean more to </text:span><text:span text:style-name="T2">me than everything else that </text:span><text:span text:style-name="T2">the world can give."</text:span></text:p>
          </table:table-cell>
          <table:table-cell table:number-columns-repeated="1019"/>
        </table:table-row>
        <table:table-row table:style-name="ro17">
          <table:table-cell office:value-type="string">
            <text:p>20</text:p>
          </table:table-cell>
          <table:table-cell office:value-type="string">
            <text:p>240</text:p>
          </table:table-cell>
          <table:table-cell office:value-type="string">
            <text:p>Middle to late January 1929.</text:p>
          </table:table-cell>
          <table:table-cell/>
          <table:table-cell table:style-name="ce38" office:value-type="string">
            <text:p><text:span text:style-name="T2"><text:s/></text:span><text:span text:style-name="T2">He called Walter and Edna </text:span><text:span text:style-name="T2">into the office, told them that he </text:span><text:span text:style-name="T2">had had a very peculiar </text:span><text:span text:style-name="T7">dream</text:span><text:span text:style-name="T2"> </text:span><text:span text:style-name="T2">the night before, that he had </text:span><text:span text:style-name="T7">dreamed</text:span><text:span text:style-name="T2"> that he had gone to </text:span><text:span text:style-name="T2">Paris and suddenly met Marie. </text:span><text:span text:style-name="T2">He was so strongly impressed </text:span><text:span text:style-name="T2">with the </text:span><text:span text:style-name="T7">dream</text:span><text:span text:style-name="T2"> that he decided </text:span><text:span text:style-name="T2">to leave at once. Told Walter to </text:span><text:span text:style-name="T2">give the mechanics instructions </text:span><text:span text:style-name="T2">to put his old ship "The St. </text:span><text:span text:style-name="T2">Marie" in shape to sail at once. <text:s/></text:span><text:span text:style-name="T1"><text:s/>It was a matter of only a </text:span><text:span text:style-name="T1">couple of days until they </text:span><text:span text:style-name="T2">reported that "The St. Marie" </text:span><text:span text:style-name="T2">was in perfect shape and could </text:span><text:span text:style-name="T2">stand a trip around the world. </text:span><text:span text:style-name="T2">There was to be a great </text:span><text:span text:style-name="T2">convention of all the nations on </text:span><text:span text:style-name="T2">aviation in Paris</text:span></text:p>
            <text:p><text:span text:style-name="T2">and Robert decided that he </text:span><text:span text:style-name="T2">wanted to be there for it, but </text:span><text:span text:style-name="T2">the main incentive for the trip </text:span><text:span text:style-name="T2">was his </text:span><text:span text:style-name="T7">dream</text:span><text:span text:style-name="T2">. Robert had no </text:span><text:span text:style-name="T2">trouble in securing letters of </text:span><text:span text:style-name="T2">introduction to prominent </text:span><text:span text:style-name="T2">people in London and Paris. </text:span><text:span text:style-name="T2">When he said good-bye to </text:span><text:span text:style-name="T2">Walter and Edna, they wished </text:span><text:span text:style-name="T2">him Godspeed, told him that </text:span><text:span text:style-name="T2">they hoped his dream would </text:span><text:span text:style-name="T2">become a reality and that he </text:span><text:span text:style-name="T2">would find Marie, but they </text:span><text:span text:style-name="T2">knew that he was not the same </text:span><text:span text:style-name="T2">Robert of old. He acted as tho </text:span><text:span text:style-name="T2">his spirit was broken.</text:span></text:p>
          </table:table-cell>
          <table:table-cell table:number-columns-repeated="1019"/>
        </table:table-row>
        <table:table-row table:style-name="ro22">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38" office:value-type="string">
            <text:p><text:span text:style-name="T2"><text:s/></text:span><text:span text:style-name="T2">The Doctor, after examining </text:span><text:span text:style-name="T2">him, told his friends he thought </text:span><text:span text:style-name="T2">that he was suffering from </text:span><text:span text:style-name="T2">mental delusions -- that he had </text:span><text:span text:style-name="T2">probably had this woman on </text:span><text:span text:style-name="T2">his mind so long and after </text:span><text:span text:style-name="T7">dreaming</text:span><text:span text:style-name="T2"> he had met her on a </text:span><text:span text:style-name="T2">street in Paris, had hoped so </text:span><text:span text:style-name="T2">strongly that he would meet </text:span><text:span text:style-name="T2">her, he had brought himself to </text:span><text:span text:style-name="T2">believe that she was there and </text:span><text:span text:style-name="T2">had really thought that he had </text:span><text:span text:style-name="T2">seen her, both on the street </text:span><text:span text:style-name="T2">and in the ballroom, but it was </text:span><text:span text:style-name="T2">probably an </text:span><text:span text:style-name="T7">optical delusion</text:span><text:span text:style-name="T2"> </text:span><text:span text:style-name="T2">and after he got better he </text:span><text:span text:style-name="T2">would realize</text:span></text:p>
            <text:p><text:span text:style-name="T2">that he hadn't seen Marie.</text:span></text:p>
          </table:table-cell>
          <table:table-cell table:number-columns-repeated="1019"/>
        </table:table-row>
        <table:table-row table:style-name="ro23">
          <table:table-cell office:value-type="string">
            <text:p>22</text:p>
          </table:table-cell>
          <table:table-cell office:value-type="string">
            <text:p>257</text:p>
          </table:table-cell>
          <table:table-cell office:value-type="string">
            <text:p>Sunday [no date given].</text:p>
          </table:table-cell>
          <table:table-cell/>
          <table:table-cell table:style-name="ce29"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24">
          <table:table-cell office:value-type="string">
            <text:p>23</text:p>
          </table:table-cell>
          <table:table-cell office:value-type="string">
            <text:p>268</text:p>
          </table:table-cell>
          <table:table-cell office:value-type="string">
            <text:p>About a month after March 27, 1929</text:p>
          </table:table-cell>
          <table:table-cell/>
          <table:table-cell table:style-name="ce29"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22">
          <table:table-cell office:value-type="string">
            <text:p>24</text:p>
          </table:table-cell>
          <table:table-cell office:value-type="string">
            <text:p>272</text:p>
          </table:table-cell>
          <table:table-cell office:value-type="string">
            <text:p>June 9, 1929 [RG 23<text:span text:style-name="T13">rd</text:span> birthday].</text:p>
          </table:table-cell>
          <table:table-cell/>
          <table:table-cell table:style-name="ce38"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text:span><text:span text:style-name="T3">realized</text:span>. God has been good to us. <text:span text:style-name="T3">Our great discoveries </text:span><text:span text:style-name="T3">are now completed.</text:span></text:p>
          </table:table-cell>
          <table:table-cell table:number-columns-repeated="1019"/>
        </table:table-row>
        <table:table-row table:style-name="ro25">
          <table:table-cell office:value-type="string">
            <text:p>26</text:p>
          </table:table-cell>
          <table:table-cell office:value-type="string">
            <text:p>292-293</text:p>
          </table:table-cell>
          <table:table-cell office:value-type="string">
            <text:p>September 1930</text:p>
          </table:table-cell>
          <table:table-cell/>
          <table:table-cell table:style-name="ce38" office:value-type="string">
            <text:p><text:span text:style-name="T2"><text:s/></text:span><text:span text:style-name="T2">As soon as they had landed </text:span><text:span text:style-name="T2">with him, </text:span><text:span text:style-name="T11">his </text:span><text:span text:style-name="T7">mind went back </text:span><text:span text:style-name="T7">to the days of his youth</text:span><text:span text:style-name="T11">, </text:span><text:span text:style-name="T11">when he had built his</text:span><text:span text:style-name="T10"> first </text:span><text:span text:style-name="T10">bicycle to ride on the water</text:span><text:span text:style-name="T16">, </text:span><text:span text:style-name="T16">and when he had read </text:span><text:span text:style-name="T11">the </text:span><text:span text:style-name="T11">Bible and talked about the </text:span><text:span text:style-name="T11">wars to come and made his </text:span><text:span text:style-name="T7">plans for the great airship</text:span><text:span text:style-name="T11">. </text:span><text:span text:style-name="T11">He recalled the </text:span><text:span text:style-name="T7">dream his </text:span><text:span text:style-name="T7">mother </text:span><text:span text:style-name="T11">had which greatly </text:span><text:span text:style-name="T11">disturbed her. She told him she </text:span><text:span text:style-name="T11">dreamed that she saw </text:span><text:span text:style-name="T7">San </text:span><text:span text:style-name="T7">Francisco destroyed by </text:span><text:span text:style-name="T7">some terrible machin</text:span><text:span text:style-name="T11">e and </text:span><text:span text:style-name="T11">that </text:span><text:span text:style-name="T7">one of her sons had </text:span><text:span text:style-name="T7">nearly lost his life there. </text:span><text:span text:style-name="T11">He </text:span><text:span text:style-name="T11">thought of how his mother had </text:span><text:span text:style-name="T11">told him about his </text:span><text:span text:style-name="T7">oldest </text:span><text:span text:style-name="T7">brother losing his life in the </text:span><text:span text:style-name="T7">San Francisco earthquake</text:span><text:span text:style-name="T11"> </text:span><text:span text:style-name="T11">and he wondered if now he </text:span><text:span text:style-name="T11">was to lose his life there, </text:span><text:span text:style-name="T2">because he felt that the Japs </text:span><text:span text:style-name="T2">were very treacherous and </text:span><text:span text:style-name="T2">would probably not keep him a </text:span><text:span text:style-name="T2">prisoner but would take his life. </text:span><text:span text:style-name="T2">He prayed for his dear old </text:span><text:span text:style-name="T2">mother and prayed for Marie </text:span><text:span text:style-name="T2">that she might be safe and her </text:span><text:span text:style-name="T2">life be spared, no matter what </text:span><text:span text:style-name="T2">his fate might be.</text:span></text:p>
          </table:table-cell>
          <table:table-cell table:number-columns-repeated="1019"/>
        </table:table-row>
        <table:table-row table:style-name="ro26">
          <table:table-cell office:value-type="string">
            <text:p>28</text:p>
          </table:table-cell>
          <table:table-cell office:value-type="string">
            <text:p>321</text:p>
          </table:table-cell>
          <table:table-cell office:value-type="string">
            <text:p>October 3, 1931</text:p>
          </table:table-cell>
          <table:table-cell/>
          <table:table-cell table:style-name="ce38" office:value-type="string">
            <text:p><text:span text:style-name="T2">Colonel Gordon and Colonel </text:span><text:span text:style-name="T2">Kennelworth had done </text:span><text:span text:style-name="T2">wonderful work and fortunately </text:span><text:span text:style-name="T2">their lives had been preserved </text:span><text:span text:style-name="T2">for future use to their country. </text:span><text:span text:style-name="T2">As Colonel Gordon made his </text:span><text:span text:style-name="T2">way to headquarters to report </text:span><text:span text:style-name="T2">to General Pearson, he </text:span><text:span text:style-name="T2">thought of what he had read in </text:span><text:span text:style-name="T2">the Acts 2: 17: “And it shall </text:span><text:span text:style-name="T2">come to pass in the last days, </text:span><text:span text:style-name="T2">saith God, I will pour out of my </text:span><text:span text:style-name="T2">Spirit upon all flesh: and your </text:span><text:span text:style-name="T2">sons and your daughters shall </text:span><text:span text:style-name="T2">prophesy, and your young men </text:span><text:span text:style-name="T2">shall see visions, and </text:span><text:span text:style-name="T7">your old </text:span><text:span text:style-name="T7">men shall dream dreams</text:span><text:span text:style-name="T2">: </text:span><text:span text:style-name="T2">and I will shew wonders in </text:span><text:span text:style-name="T2">heaven above, and signs in the </text:span><text:span text:style-name="T2">earth beneath; blood, and fire,</text:span></text:p>
            <text:p><text:span text:style-name="T2">and vapour of smoke.” </text:span><text:span text:style-name="T7">He </text:span><text:span text:style-name="T7">thought of how he had </text:span><text:span text:style-name="T7">dreamed and prophesied</text:span><text:span text:style-name="T2"> and </text:span><text:span text:style-name="T2">how he had believed the Bible </text:span><text:span text:style-name="T2">knowing that these terrible </text:span><text:span text:style-name="T2">things would come in the latter </text:span><text:span text:style-name="T2">days.</text:span></text:p>
          </table:table-cell>
          <table:table-cell table:number-columns-repeated="1019"/>
        </table:table-row>
        <table:table-row table:style-name="ro27">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9"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4">
          <table:table-cell office:value-type="string">
            <text:p>33</text:p>
          </table:table-cell>
          <table:table-cell office:value-type="string">
            <text:p>391</text:p>
          </table:table-cell>
          <table:table-cell office:value-type="string">
            <text:p>July 4, 1932</text:p>
          </table:table-cell>
          <table:table-cell/>
          <table:table-cell table:style-name="ce29"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23">
          <table:table-cell office:value-type="string">
            <text:p>39</text:p>
          </table:table-cell>
          <table:table-cell office:value-type="string">
            <text:p>401</text:p>
          </table:table-cell>
          <table:table-cell office:value-type="string">
            <text:p>The 6<text:span text:style-name="T13">th</text:span> day of Robert Gordon's 7 days.</text:p>
          </table:table-cell>
          <table:table-cell office:value-type="string">
            <text:p>July 26, 1932</text:p>
          </table:table-cell>
          <table:table-cell table:style-name="ce38" office:value-type="string">
            <text:p>His dear old mother was the happiest woman in the world. She greeted him affectionately; told him that <text:span text:style-name="T3">all her dreams </text:span><text:span text:style-name="T3">about him had come true</text:span>.</text:p>
          </table:table-cell>
          <table:table-cell table:number-columns-repeated="1019"/>
        </table:table-row>
        <table:table-row table:style-name="ro28">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9" office:value-type="string">
            <text:p>This shows that time does prove all things. It has proven your love for Marie and your faith and confidence in a woman's promise. <text:span text:style-name="T3">Marie was a </text:span><text:span text:style-name="T3">wise prophet.</text:span> She knew better than we knew when <text:span text:style-name="T3">she </text:span><text:span text:style-name="T3">said: 'You will get eveything </text:span><text:span text:style-name="T3">you want.' Robert Gordon, </text:span><text:span text:style-name="T3">that prophecy has been </text:span><text:span text:style-name="T3">fulfilled. </text:span>You have accomplished your ambition and received everything that the world can give. <text:span text:style-name="T3">All of your </text:span><text:span text:style-name="T3">dreams but one have been </text:span><text:span text:style-name="T3">realized.</text:span> You have all the honors, all the gratitude that a world can give, yet I know that your heart is aching and after your duty is well done and the peace of the world is established, <text:span text:style-name="T3">you will need </text:span><text:span text:style-name="T3">Marie and her love more now </text:span><text:span text:style-name="T3">than ever.</text:span></text:p>
          </table:table-cell>
          <table:table-cell table:number-columns-repeated="1019"/>
        </table:table-row>
        <table:table-row table:style-name="ro1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31" office:value-type="string">
            <text:p>"What Marie Stanton had in her mind the night she wrote that letter and left the train on the way to St. Louis, I do not know, but I do know that<text:span text:style-name="T3"> she has </text:span><text:span text:style-name="T3">rendered the greatest </text:span><text:span text:style-name="T3">service of any woman to this </text:span><text:span text:style-name="T3">country. Whether she </text:span><text:span text:style-name="T3">dreamed or realized what </text:span><text:span text:style-name="T3">she was doing, makes no </text:span><text:span text:style-name="T3">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text:span><text:span text:style-name="T3">you when I mean the most </text:span><text:span text:style-name="T3">and your need for love is the </text:span><text:span text:style-name="T3">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7" table:number-rows-repeated="1048535">
          <table:table-cell table:number-columns-repeated="1024"/>
        </table:table-row>
        <table:table-row table:style-name="ro17">
          <table:table-cell table:number-columns-repeated="1024"/>
        </table:table-row>
      </table:table>
      <table:table table:name="Mother" table:style-name="ta1" table:print="false">
        <table:table-column table:style-name="co6" table:number-columns-repeated="2" table:default-cell-style-name="ce7"/>
        <table:table-column table:style-name="co25" table:default-cell-style-name="ce7"/>
        <table:table-column table:style-name="co35" table:default-cell-style-name="ce7"/>
        <table:table-column table:style-name="co36" table:default-cell-style-name="ce7"/>
        <table:table-column table:style-name="co37" table:default-cell-style-name="ce7"/>
        <table:table-column table:style-name="co6" table:number-columns-repeated="1018" table:default-cell-style-name="ce7"/>
        <table:table-row table:style-name="ro1">
          <table:table-cell table:style-name="ce3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34" table:number-columns-repeated="4"/>
          <table:table-cell table:number-columns-repeated="1018"/>
        </table:table-row>
        <table:table-row table:style-name="ro1">
          <table:table-cell table:style-name="ce33" office:value-type="string">
            <text:p>rluu: I need to go back through the events listed below and enter the timestamps given in TTTA, if there is one for the event</text:p>
          </table:table-cell>
          <table:table-cell table:style-name="ce34" table:number-columns-repeated="5"/>
          <table:table-cell table:number-columns-repeated="1018"/>
        </table:table-row>
        <table:table-row table:style-name="ro19">
          <table:table-cell table:style-name="ce33"/>
          <table:table-cell table:style-name="ce34" table:number-columns-repeated="5"/>
          <table:table-cell table:number-columns-repeated="1018"/>
        </table:table-row>
        <table:table-row table:style-name="ro1">
          <table:table-cell table:style-name="ce3" office:value-type="string">
            <text:p>Chapter</text:p>
          </table:table-cell>
          <table:table-cell table:style-name="ce3" office:value-type="string">
            <text:p>Page</text:p>
          </table:table-cell>
          <table:table-cell table:style-name="ce3" office:value-type="string">
            <text:p>Timestamp given</text:p>
          </table:table-cell>
          <table:table-cell table:style-name="ce3" office:value-type="string">
            <text:p>Actual timestamp</text:p>
          </table:table-cell>
          <table:table-cell table:style-name="ce3" office:value-type="string">
            <text:p>Event</text:p>
          </table:table-cell>
          <table:table-cell table:style-name="ce3" office:value-type="string">
            <text:p>Notes/Comments</text:p>
          </table:table-cell>
          <table:table-cell table:number-columns-repeated="1018"/>
        </table:table-row>
        <table:table-row table:style-name="ro7">
          <table:table-cell table:number-columns-repeated="2" office:value-type="string">
            <text:p>1</text:p>
          </table:table-cell>
          <table:table-cell office:value-type="string">
            <text:p>A few months before RG's birth, April 1906.</text:p>
          </table:table-cell>
          <table:table-cell/>
          <table:table-cell table:style-name="ce29" office:value-type="string">
            <text:p><text:span text:style-name="T2">RG's </text:span><text:span text:style-name="T7">mother had suffered a severe shock </text:span><text:span text:style-name="T2">on account of the death of her oldest son in </text:span><text:span text:style-name="T2">the San Francisco earthquake in April, and for a time it was </text:span><text:span text:style-name="T7">feared</text:span><text:span text:style-name="T2"> that her third son might </text:span><text:span text:style-name="T2">never be born to live. </text:span><text:span text:style-name="T7">She was happy this Sunday morning </text:span><text:span text:style-name="T2">when she looked at her </text:span><text:span text:style-name="T2">bouncing baby boy, dreamed of his future, and thought of what his name should be.</text:span></text:p>
          </table:table-cell>
          <table:table-cell table:number-columns-repeated="1019"/>
        </table:table-row>
        <table:table-row table:style-name="ro3">
          <table:table-cell office:value-type="string">
            <text:p>1</text:p>
          </table:table-cell>
          <table:table-cell office:value-type="string">
            <text:p>2</text:p>
          </table:table-cell>
          <table:table-cell table:number-columns-repeated="2"/>
          <table:table-cell table:style-name="ce29" office:value-type="string">
            <text:p><text:span text:style-name="T2"><text:s/></text:span><text:span text:style-name="T2">When Robert was a little over two years old, his </text:span><text:span text:style-name="T7">mother gave birth to a girl,</text:span><text:span text:style-name="T2"> the first born </text:span><text:span text:style-name="T2">to her, but still </text:span><text:span text:style-name="T7">she showed great interest in Robert</text:span><text:span text:style-name="T2">; talked much of his future and took </text:span><text:span text:style-name="T2">great interest in teaching him to live according to the Bible.</text:span></text:p>
          </table:table-cell>
          <table:table-cell table:number-columns-repeated="1019"/>
        </table:table-row>
        <table:table-row table:style-name="ro20">
          <table:table-cell office:value-type="string">
            <text:p>1</text:p>
          </table:table-cell>
          <table:table-cell office:value-type="string">
            <text:p>4</text:p>
          </table:table-cell>
          <table:table-cell table:number-columns-repeated="2"/>
          <table:table-cell table:style-name="ce29" office:value-type="string">
            <text:p><text:span text:style-name="T2">He also wanted an explanation of the statement that a woman should not teach, because </text:span><text:span text:style-name="T2">he said that his mother had always taught him and loved him, and his father had paid no </text:span><text:span text:style-name="T2">attention to him and had no desire to teach him. He wanted to know if it was wrong for his </text:span><text:span text:style-name="T2">mother to teach him, and if God would punish her. The teacher replied that the Lord said, </text:span><text:span text:style-name="T2">“Suffer the little children to come unto me, and forbid them not, for of such is the Kingdom </text:span><text:span text:style-name="T2">of God.” She explained that his </text:span><text:span text:style-name="T7">mother set an example more by her love and devotion </text:span><text:span text:style-name="T7">than by words; that a mother's actions would influence a child more than anything </text:span><text:span text:style-name="T7">she could say, and this was the great silent Teaching.</text:span></text:p>
          </table:table-cell>
          <table:table-cell table:number-columns-repeated="1019"/>
        </table:table-row>
        <table:table-row table:style-name="ro9">
          <table:table-cell office:value-type="string">
            <text:p>2</text:p>
          </table:table-cell>
          <table:table-cell office:value-type="string">
            <text:p>8</text:p>
          </table:table-cell>
          <table:table-cell table:number-columns-repeated="2"/>
          <table:table-cell table:style-name="ce29" office:value-type="string">
            <text:p><text:span text:style-name="T2">His </text:span><text:span text:style-name="T7">mother spent many anxious months and worried with the children</text:span><text:span text:style-name="T2"> while Capt. </text:span><text:span text:style-name="T2">Gordon was away at war. She prayed that war would be ended for all time. </text:span><text:span text:style-name="T1"><text:s/>While the </text:span><text:span text:style-name="T1">tragic </text:span><text:span text:style-name="T2">death of your brother Herbert in San Francisco was </text:span><text:span text:style-name="T7">a shock that I have never fully </text:span><text:span text:style-name="T7">recovered from</text:span><text:span text:style-name="T2">, yet I had rather know that he went that way than to have him go to war </text:span><text:span text:style-name="T2">and lose his life. I remember well the </text:span><text:span text:style-name="T7">many sleepless nights that I have passed thru</text:span><text:span text:style-name="T2"> </text:span><text:span text:style-name="T2">while your father was away at war and how</text:span><text:span text:style-name="T7"> happy I was when he returned</text:span><text:span text:style-name="T2">. I prayed to </text:span><text:span text:style-name="T2">God then that war might be ended and that none of my sons would ever have to go to war.”</text:span></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table:style-name="ce29"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2">
          <table:table-cell office:value-type="string">
            <text:p>2</text:p>
          </table:table-cell>
          <table:table-cell office:value-type="string">
            <text:p>10</text:p>
          </table:table-cell>
          <table:table-cell table:number-columns-repeated="2"/>
          <table:table-cell table:style-name="ce29" office:value-type="string">
            <text:p><text:span text:style-name="T2">His </text:span><text:span text:style-name="T7">mother was always in sympathy</text:span><text:span text:style-name="T2"> with Robert and tried to encourage him, but she </text:span><text:span text:style-name="T2">could never get him to take an interest in working on a farm.</text:span></text:p>
          </table:table-cell>
          <table:table-cell table:number-columns-repeated="1019"/>
        </table:table-row>
        <table:table-row table:style-name="ro20">
          <table:table-cell office:value-type="string">
            <text:p>2</text:p>
          </table:table-cell>
          <table:table-cell office:value-type="string">
            <text:p>11</text:p>
          </table:table-cell>
          <table:table-cell table:number-columns-repeated="2"/>
          <table:table-cell table:style-name="ce29" office:value-type="string">
            <text:p><text:span text:style-name="T2">His </text:span><text:span text:style-name="T7">mother was very proud of him</text:span><text:span text:style-name="T2"> and said “Bobbie, one day your dream of becoming a </text:span><text:span text:style-name="T2">great inventor will he realized. You have not been wasting your time tinkering around with </text:span><text:span text:style-name="T2">your father’s tools trying to make things.” His brother, Ralph, continued to call him “Fool </text:span><text:span text:style-name="T2">Bobbie” and “Mother’s dream”; said he would never amount to anything because he </text:span><text:span text:style-name="T2">wouldn’t work on</text:span></text:p>
            <text:p><text:span text:style-name="T2">the farm like the rest of them. Bobbie always found a willing listener in his mother. She </text:span><text:span text:style-name="T2">helped him with his studies in school and encouraged him in every way and showed that </text:span><text:span text:style-name="T7">she believed in him and had faith that one day he would be a great man</text:span><text:span text:style-name="T2">. This </text:span><text:span text:style-name="T2">encouraged him to do greater things.</text:span></text:p>
          </table:table-cell>
          <table:table-cell table:number-columns-repeated="1019"/>
        </table:table-row>
        <table:table-row table:style-name="ro7">
          <table:table-cell office:value-type="string">
            <text:p>2</text:p>
          </table:table-cell>
          <table:table-cell office:value-type="string">
            <text:p>14</text:p>
          </table:table-cell>
          <table:table-cell office:value-type="string">
            <text:p>July 1919</text:p>
          </table:table-cell>
          <table:table-cell/>
          <table:table-cell table:style-name="ce29" office:value-type="string">
            <text:p><text:span text:style-name="T2">Along in July, RG met with a serious accident. The automobile was overturned and </text:span><text:span text:style-name="T2">Robert’s</text:span></text:p>
            <text:p><text:span text:style-name="T2">arm was broken, and he suffered internal injuries. He was taken to the hospital where he </text:span><text:span text:style-name="T2">lay for several weeks before recovery. His </text:span><text:span text:style-name="T7">mother was very much worried and alarmed</text:span><text:span text:style-name="T2"> </text:span><text:span text:style-name="T2">over this accident,</text:span></text:p>
          </table:table-cell>
          <table:table-cell table:number-columns-repeated="1019"/>
        </table:table-row>
        <table:table-row table:style-name="ro20">
          <table:table-cell office:value-type="string">
            <text:p>2</text:p>
          </table:table-cell>
          <table:table-cell office:value-type="string">
            <text:p>16</text:p>
          </table:table-cell>
          <table:table-cell table:number-columns-repeated="2"/>
          <table:table-cell table:style-name="ce29" office:value-type="string">
            <text:p><text:span text:style-name="T2">These disagreements and disputes with his brother were very </text:span><text:span text:style-name="T7">annoying and </text:span><text:span text:style-name="T7">disappointing to Robert’s mother</text:span><text:span text:style-name="T2">, because she wanted the children to get along in </text:span><text:span text:style-name="T2">peace. Robert told his mother that on account of his brother he would never live at home </text:span><text:span text:style-name="T2">again; that he would continue to stay in Texarkana and go to school until he had finished </text:span><text:span text:style-name="T2">his education, and then he would go to work for Mr. Kennelworth. His </text:span><text:span text:style-name="T7">mother had great </text:span><text:span text:style-name="T7">faith in him </text:span><text:span text:style-name="T2">and told him that she knew everything would come out all right for him, and </text:span><text:span text:style-name="T2">that he should study hard, make the most of his opportunities, and prepare for the position </text:span><text:span text:style-name="T2">Mr. Kennelworth was going to give him upon completing his studies.</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9" office:value-type="string">
            <text:p><text:span text:style-name="T2">His </text:span><text:span text:style-name="T7">mother had always petted him</text:span><text:span text:style-name="T2"> because of his severe illnesses and accident, and his </text:span><text:span text:style-name="T2">father often referred to him as his </text:span><text:span text:style-name="T7">mother’s burden or his mother’s problem</text:span><text:span text:style-name="T2">. But </text:span><text:span text:style-name="T7">she </text:span><text:span text:style-name="T7">had great faith in young Robert </text:span><text:span text:style-name="T2">because he clung so strongly to religion, believing in the </text:span><text:span text:style-name="T2">Bible.</text:span></text:p>
          </table:table-cell>
          <table:table-cell table:number-columns-repeated="1019"/>
        </table:table-row>
        <table:table-row table:style-name="ro7">
          <table:table-cell office:value-type="string">
            <text:p>2</text:p>
          </table:table-cell>
          <table:table-cell office:value-type="string">
            <text:p>20</text:p>
          </table:table-cell>
          <table:table-cell table:number-columns-repeated="2"/>
          <table:table-cell table:style-name="ce29" office:value-type="string">
            <text:p><text:span text:style-name="T2">It made RG realize the </text:span><text:span text:style-name="T7">love that he owed to his mother, whose great faith and love </text:span><text:span text:style-name="T7">had helped to lay the foundation</text:span><text:span text:style-name="T2"> for his future career. <text:s/></text:span><text:span text:style-name="T1"><text:s/>He thought about what the </text:span><text:span text:style-name="T1">preacher said – that a man </text:span><text:span text:style-name="T2">deserts father and </text:span><text:span text:style-name="T7">mother</text:span><text:span text:style-name="T2"> to cleave unto his wife, and that this </text:span><text:span text:style-name="T2">was as it should be. He had always felt his </text:span><text:span text:style-name="T7">greatest love for his mother, but now for the </text:span><text:span text:style-name="T7">first time in his life he began to think of love for another woman.</text:span></text:p>
          </table:table-cell>
          <table:table-cell table:number-columns-repeated="1019"/>
        </table:table-row>
        <table:table-row table:style-name="ro21">
          <table:table-cell/>
          <table:table-cell office:value-type="string">
            <text:p>22</text:p>
          </table:table-cell>
          <table:table-cell table:number-columns-repeated="2"/>
          <table:table-cell table:style-name="ce29" office:value-type="string">
            <text:p><text:span text:style-name="T2"><text:s/></text:span><text:span text:style-name="T2">The following Sunday, he went home to the country to see his mother, and told her the </text:span><text:span text:style-name="T2">story of the new love affair. “Bobbie,” said his mother, “you are little over fifteen years old, </text:span><text:span text:style-name="T2">and this is only puppy love, or what they call school-boy and school-girl love. It will soon </text:span><text:span text:style-name="T2">pass away, but there is no harm in it. Love is a great thing and some day you will meet the </text:span><text:span text:style-name="T2">right girl, but there is no use being in any hurry about it.” Bobbie told his mother that Marie </text:span><text:span text:style-name="T2">was the only girl in the world for him, and that he would live and work for her; that if he </text:span><text:span text:style-name="T2">couldn’t marry Marie he never</text:span></text:p>
            <text:p><text:span text:style-name="T2">wanted any other girl. His mother laughed at this and told him that they all thought that way </text:span><text:span text:style-name="T2">over the first love affair, but that after a while, as the years went by and he met the real </text:span><text:span text:style-name="T2">one, this would all pass away. However, she did tell Bobbie that she had never forgotten </text:span><text:span text:style-name="T2">her first love, as there is something different about the first love, even tho it doesn’t last.</text:span></text:p>
          </table:table-cell>
          <table:table-cell table:number-columns-repeated="1019"/>
        </table:table-row>
        <table:table-row table:style-name="ro8">
          <table:table-cell/>
          <table:table-cell office:value-type="string">
            <text:p>23</text:p>
          </table:table-cell>
          <table:table-cell table:number-columns-repeated="2"/>
          <table:table-cell table:style-name="ce29" office:value-type="string">
            <text:p><text:span text:style-name="T2">She saw that this love was a great stimulator for Robert and that his ambitions were </text:span><text:span text:style-name="T2">greater than ever. He told his mother that he was going to Sunday School every Sunday </text:span><text:span text:style-name="T2">and that he was studying hard, reading the Bible and learning a lot, and that he was </text:span><text:span text:style-name="T2">preparing to be a great man. His mother said, “</text:span><text:span text:style-name="T7">Bobbie, I have always had great faith in </text:span><text:span text:style-name="T7">you</text:span><text:span text:style-name="T2">, and I know that one day </text:span><text:span text:style-name="T7">my dream will come true</text:span><text:span text:style-name="T2">, and you will do something that </text:span><text:span text:style-name="T2">will make me very proud of you.”</text:span></text:p>
          </table:table-cell>
          <table:table-cell table:number-columns-repeated="1019"/>
        </table:table-row>
        <table:table-row table:style-name="ro11">
          <table:table-cell/>
          <table:table-cell office:value-type="string">
            <text:p>25</text:p>
          </table:table-cell>
          <table:table-cell table:number-columns-repeated="2"/>
          <table:table-cell table:style-name="ce29" office:value-type="string">
            <text:p><text:span text:style-name="T2">1926 was to be one of the most eventful years in the life of Robert Gordon. In the Spring </text:span><text:span text:style-name="T2">his father died suddenly, and after a </text:span><text:span text:style-name="T7">consultation with his mother</text:span><text:span text:style-name="T2">, it was decided that he </text:span><text:span text:style-name="T2">should leave his position, return to the farm and help them to get things straightened out</text:span></text:p>
          </table:table-cell>
          <table:table-cell table:number-columns-repeated="1019"/>
        </table:table-row>
        <table:table-row table:style-name="ro2">
          <table:table-cell/>
          <table:table-cell office:value-type="string">
            <text:p>37</text:p>
          </table:table-cell>
          <table:table-cell table:number-columns-repeated="2"/>
          <table:table-cell table:style-name="ce29" office:value-type="string">
            <text:p><text:span text:style-name="T2">Grasp one quickly and carry it thru life, for these are the lilies of faith which s</text:span><text:span text:style-name="T7">mother</text:span><text:span text:style-name="T2"> out all </text:span><text:span text:style-name="T2">the foul weeds in the garden.</text:span></text:p>
          </table:table-cell>
          <table:table-cell table:number-columns-repeated="1019"/>
        </table:table-row>
        <table:table-row table:style-name="ro11">
          <table:table-cell/>
          <table:table-cell office:value-type="string">
            <text:p>54</text:p>
          </table:table-cell>
          <table:table-cell table:number-columns-repeated="2"/>
          <table:table-cell table:style-name="ce29" office:value-type="string">
            <text:p><text:span text:style-name="T2">Ezekiel 16: 1 and 44:</text:span></text:p>
            <text:p><text:span text:style-name="T2">Again the word of the Lord came unto me, saying,</text:span></text:p>
            <text:p><text:span text:style-name="T2">Behold, every one that useth proverbs shall use this proverb</text:span></text:p>
            <text:p><text:span text:style-name="T2">against thee, saying, As is the mother, so is her daughter.</text:span></text:p>
          </table:table-cell>
          <table:table-cell office:value-type="string">
            <text:p>Note that RG's mother had a daughter.</text:p>
          </table:table-cell>
          <table:table-cell table:number-columns-repeated="1018"/>
        </table:table-row>
        <table:table-row table:style-name="ro1">
          <table:table-cell/>
          <table:table-cell office:value-type="string">
            <text:p>64</text:p>
          </table:table-cell>
          <table:table-cell table:number-columns-repeated="2"/>
          <table:table-cell table:style-name="ce27" office:value-type="string">
            <text:p><text:s/>Give my <text:span text:style-name="T3">love to mother</text:span>, and all, Your son, WALTER.</text:p>
          </table:table-cell>
          <table:table-cell table:number-columns-repeated="1019"/>
        </table:table-row>
        <table:table-row table:style-name="ro3">
          <table:table-cell table:number-columns-repeated="4"/>
          <table:table-cell table:style-name="ce29" office:value-type="string">
            <text:p><text:span text:style-name="T2">Ever since I was a small boy, and used to </text:span><text:span text:style-name="T7">kneel at my mother's knee</text:span><text:span text:style-name="T2">, and she taught me </text:span><text:span text:style-name="T2">first to pray, I have believed in that great book and in God's power to guide me right and </text:span><text:span text:style-name="T2">give me understanding of all things.</text:span></text:p>
          </table:table-cell>
          <table:table-cell table:number-columns-repeated="1019"/>
        </table:table-row>
        <table:table-row table:style-name="ro2">
          <table:table-cell/>
          <table:table-cell office:value-type="string">
            <text:p>71</text:p>
          </table:table-cell>
          <table:table-cell table:number-columns-repeated="2"/>
          <table:table-cell table:style-name="ce29" office:value-type="string">
            <text:p><text:span text:style-name="T2">It is the</text:span><text:span text:style-name="T7"> love of my mother</text:span><text:span text:style-name="T2"> and the love of you which has inspired me to greater things.</text:span></text:p>
          </table:table-cell>
          <table:table-cell table:number-columns-repeated="1019"/>
        </table:table-row>
        <table:table-row table:style-name="ro3">
          <table:table-cell/>
          <table:table-cell office:value-type="string">
            <text:p>72</text:p>
          </table:table-cell>
          <table:table-cell table:number-columns-repeated="2"/>
          <table:table-cell table:style-name="ce29" office:value-type="string">
            <text:p><text:span text:style-name="T2">It is not the </text:span><text:span text:style-name="T7">money</text:span><text:span text:style-name="T2"> that counts with me, but </text:span><text:span text:style-name="T7">it does count with my father and mother</text:span><text:span text:style-name="T2">, </text:span><text:span text:style-name="T2">and I want you to prove to them that without the help of anyone you can make as much </text:span><text:span text:style-name="T2">money as father has. -Marie</text:span></text:p>
          </table:table-cell>
          <table:table-cell table:number-columns-repeated="1019"/>
        </table:table-row>
        <table:table-row table:style-name="ro11">
          <table:table-cell/>
          <table:table-cell office:value-type="string">
            <text:p>92</text:p>
          </table:table-cell>
          <table:table-cell table:number-columns-repeated="2"/>
          <table:table-cell table:style-name="ce29" office:value-type="string">
            <text:p><text:span text:style-name="T2">I am going to drive out to the farm to see your mother next Sunday if I can get time. Want </text:span><text:span text:style-name="T2">to have a talk with her and tell her of your brilliant achievement. </text:span><text:span text:style-name="T7">It makes every mother's </text:span><text:span text:style-name="T7">heart glad</text:span><text:span text:style-name="T2"> to know that her boy is trying to accomplish something. <text:s/>- Mr. Kennelworth</text:span></text:p>
          </table:table-cell>
          <table:table-cell table:number-columns-repeated="1019"/>
        </table:table-row>
        <table:table-row table:style-name="ro3">
          <table:table-cell/>
          <table:table-cell office:value-type="string">
            <text:p>94</text:p>
          </table:table-cell>
          <table:table-cell table:number-columns-repeated="2"/>
          <table:table-cell table:style-name="ce29" office:value-type="string">
            <text:p><text:span text:style-name="T2">I do </text:span><text:span text:style-name="T7">hope and pray as your mother does,</text:span><text:span text:style-name="T2"> that the days of wars may pass away; that </text:span><text:span text:style-name="T2">man may cease to fight and may know and understand each other, setting their differences </text:span><text:span text:style-name="T2">on the basis of </text:span><text:span text:style-name="T7">love</text:span><text:span text:style-name="T2">. -Marie</text:span></text:p>
          </table:table-cell>
          <table:table-cell table:number-columns-repeated="1019"/>
        </table:table-row>
        <table:table-row table:style-name="ro18">
          <table:table-cell/>
          <table:table-cell office:value-type="string">
            <text:p>99</text:p>
          </table:table-cell>
          <table:table-cell office:value-type="string">
            <text:p>May 1</text:p>
          </table:table-cell>
          <table:table-cell/>
          <table:table-cell table:style-name="ce29" office:value-type="string">
            <text:p><text:span text:style-name="T2">On Sunday, May 1st, Robert went to visit his </text:span><text:span text:style-name="T7">mother </text:span><text:span text:style-name="T2">in the country. He found that Mr. </text:span><text:span text:style-name="T2">Kennelworth had been there and told her of Robert's success and his faith in him. Robert's </text:span><text:span text:style-name="T7">mother was very happy </text:span><text:span text:style-name="T2">when he told her that cotton was advancing and he was making </text:span><text:span text:style-name="T2">money rapidly and Mr. Kennelworth was making money; </text:span><text:span text:style-name="T1"><text:s/></text:span><text:span text:style-name="T10">Mrs. Gordon was very happy </text:span><text:span text:style-name="T1">to </text:span><text:span text:style-name="T1">learn of her </text:span><text:span text:style-name="T2">boy's success. </text:span><text:span text:style-name="T7">She was sad when he began to talk about war.</text:span><text:span text:style-name="T2"> Robert </text:span><text:span text:style-name="T2">assured her that the Bible plainly foretold the great war which was to be fought in the air </text:span><text:span text:style-name="T2">and that it was his duty to help protect his country. While his mother admired his patriotism, </text:span><text:span text:style-name="T2">she again referred to the dream that she had had years before, about a great war which </text:span><text:span text:style-name="T2">would come and in which she thought that Robert lost his life in San Francisco.</text:span></text:p>
          </table:table-cell>
          <table:table-cell table:number-columns-repeated="1019"/>
        </table:table-row>
        <table:table-row table:style-name="ro2">
          <table:table-cell/>
          <table:table-cell office:value-type="string">
            <text:p>100</text:p>
          </table:table-cell>
          <table:table-cell table:number-columns-repeated="2"/>
          <table:table-cell table:style-name="ce29" office:value-type="string">
            <text:p>Mrs. Gordon felt that her faith in Robert had been justified and that she understood him better than his father and brother.</text:p>
          </table:table-cell>
          <table:table-cell table:number-columns-repeated="1019"/>
        </table:table-row>
        <table:table-row table:style-name="ro2">
          <table:table-cell/>
          <table:table-cell office:value-type="string">
            <text:p>110</text:p>
          </table:table-cell>
          <table:table-cell table:number-columns-repeated="2"/>
          <table:table-cell table:style-name="ce29" office:value-type="string">
            <text:p><text:span text:style-name="T2">that regardless of money or conditions, she would leave father,</text:span><text:span text:style-name="T7"> mother</text:span><text:span text:style-name="T2">, brothers and </text:span><text:span text:style-name="T2">sisters, and go with him anywhere, even unto the ends of the earth, -Marie</text:span></text:p>
          </table:table-cell>
          <table:table-cell table:number-columns-repeated="1019"/>
        </table:table-row>
        <table:table-row table:style-name="ro2">
          <table:table-cell/>
          <table:table-cell office:value-type="string">
            <text:p>114</text:p>
          </table:table-cell>
          <table:table-cell table:number-columns-repeated="2"/>
          <table:table-cell table:style-name="ce29" office:value-type="string">
            <text:p><text:span text:style-name="T2">No one in Texarkana but Robert's </text:span><text:span text:style-name="T7">mother</text:span><text:span text:style-name="T2"> and Mr. Kennelworth knew about the secret </text:span><text:span text:style-name="T2">Elopement.</text:span></text:p>
          </table:table-cell>
          <table:table-cell table:number-columns-repeated="1019"/>
        </table:table-row>
        <table:table-row table:style-name="ro3">
          <table:table-cell/>
          <table:table-cell office:value-type="string">
            <text:p>134</text:p>
          </table:table-cell>
          <table:table-cell table:number-columns-repeated="2"/>
          <table:table-cell table:style-name="ce29" office:value-type="string">
            <text:p><text:span text:style-name="T2">It was too much for him. He broke down completely and wept like a baby. Alone he was -- </text:span><text:span text:style-name="T2">the most alone he had ever been in his life before -- away from friends, away from </text:span><text:span text:style-name="T7">mother</text:span><text:span text:style-name="T2">, </text:span><text:span text:style-name="T2">and above all, separated from Marie, who meant more than life to him.</text:span></text:p>
          </table:table-cell>
          <table:table-cell table:number-columns-repeated="1019"/>
        </table:table-row>
        <table:table-row table:style-name="ro2">
          <table:table-cell/>
          <table:table-cell office:value-type="string">
            <text:p>142</text:p>
          </table:table-cell>
          <table:table-cell table:number-columns-repeated="2"/>
          <table:table-cell table:style-name="ce29" office:value-type="string">
            <text:p><text:span text:style-name="T2">It was an unselfish prayer; the kind of a prayer that a </text:span><text:span text:style-name="T7">mother</text:span><text:span text:style-name="T2"> prays when her child is lost, </text:span><text:span text:style-name="T2">when she thinks nothing of herself but only of the child that </text:span><text:span text:style-name="T7">she loves</text:span><text:span text:style-name="T2">.</text:span></text:p>
          </table:table-cell>
          <table:table-cell table:number-columns-repeated="1019"/>
        </table:table-row>
        <table:table-row table:style-name="ro9">
          <table:table-cell/>
          <table:table-cell office:value-type="string">
            <text:p>158-159</text:p>
          </table:table-cell>
          <table:table-cell table:number-columns-repeated="2"/>
          <table:table-cell table:style-name="ce29" office:value-type="string">
            <text:p><text:span text:style-name="T2">Robert opened the telegram hurriedly, hoping that it was something from Marie, but found </text:span><text:span text:style-name="T2">it was a telegram from his mother in which she congratulated him on his birthday the </text:span><text:span text:style-name="T2">following day, and encouraged him to hope for the best and not give way to despair in case </text:span><text:span text:style-name="T2">Marie did not show up. The special-delivery letter was also from Robert's mother. <text:s/>Letter </text:span><text:span text:style-name="T2">follows from mother on page 159. <text:s/></text:span><text:span text:style-name="T1"><text:s/>Robert was happy to get the letter from his mother </text:span><text:span text:style-name="T2">because she always encouraged him and he knew that no matter what happened, her faith </text:span><text:span text:style-name="T2">in him would always remain the same and her love would endure forever.</text:span></text:p>
          </table:table-cell>
          <table:table-cell table:number-columns-repeated="1019"/>
        </table:table-row>
        <table:table-row table:style-name="ro11">
          <table:table-cell/>
          <table:table-cell office:value-type="string">
            <text:p>183</text:p>
          </table:table-cell>
          <table:table-cell table:number-columns-repeated="2"/>
          <table:table-cell table:style-name="ce29"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3">
          <table:table-cell/>
          <table:table-cell office:value-type="string">
            <text:p>190</text:p>
          </table:table-cell>
          <table:table-cell table:number-columns-repeated="2"/>
          <table:table-cell table:style-name="ce29" office:value-type="string">
            <text:p><text:span text:style-name="T2">It may be a mother, sister or sweetheart, but the love of a woman is always the motive </text:span><text:span text:style-name="T2">behind the</text:span></text:p>
            <text:p><text:span text:style-name="T2">great achievements of men.</text:span></text:p>
          </table:table-cell>
          <table:table-cell table:number-columns-repeated="1019"/>
        </table:table-row>
        <table:table-row table:style-name="ro11">
          <table:table-cell/>
          <table:table-cell office:value-type="string">
            <text:p>203</text:p>
          </table:table-cell>
          <table:table-cell table:number-columns-repeated="2"/>
          <table:table-cell table:style-name="ce29"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7">
          <table:table-cell/>
          <table:table-cell office:value-type="string">
            <text:p>224</text:p>
          </table:table-cell>
          <table:table-cell table:number-columns-repeated="2"/>
          <table:table-cell table:style-name="ce29" office:value-type="string">
            <text:p><text:span text:style-name="T2">His heart turned to his next dearest friend – his mother. He decided to try to make it the </text:span><text:span text:style-name="T2">happiest</text:span></text:p>
            <text:p><text:span text:style-name="T2">Christmas of her life and bought her every kind of a present that he thought would make </text:span><text:span text:style-name="T2">her happy and comfortable and sent her a check for $5,000.00 to do with just as she </text:span><text:span text:style-name="T2">pleased and buy anything she wanted.</text:span></text:p>
          </table:table-cell>
          <table:table-cell table:number-columns-repeated="1019"/>
        </table:table-row>
        <table:table-row table:style-name="ro11">
          <table:table-cell/>
          <table:table-cell office:value-type="string">
            <text:p>227</text:p>
          </table:table-cell>
          <table:table-cell table:number-columns-repeated="2"/>
          <table:table-cell table:style-name="ce29" office:value-type="string">
            <text:p>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table:number-columns-repeated="1019"/>
        </table:table-row>
        <table:table-row table:style-name="ro3">
          <table:table-cell/>
          <table:table-cell office:value-type="string">
            <text:p>228</text:p>
          </table:table-cell>
          <table:table-cell table:number-columns-repeated="2"/>
          <table:table-cell table:style-name="ce29"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4">
          <table:table-cell/>
          <table:table-cell office:value-type="string">
            <text:p>228-229</text:p>
          </table:table-cell>
          <table:table-cell table:number-columns-repeated="2"/>
          <table:table-cell table:style-name="ce29"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3">
          <table:table-cell/>
          <table:table-cell office:value-type="string">
            <text:p>255</text:p>
          </table:table-cell>
          <table:table-cell table:number-columns-repeated="2"/>
          <table:table-cell table:style-name="ce29"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3">
          <table:table-cell/>
          <table:table-cell office:value-type="string">
            <text:p>293</text:p>
          </table:table-cell>
          <table:table-cell table:number-columns-repeated="2"/>
          <table:table-cell table:style-name="ce29"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2">
          <table:table-cell/>
          <table:table-cell office:value-type="string">
            <text:p>293</text:p>
          </table:table-cell>
          <table:table-cell table:number-columns-repeated="2"/>
          <table:table-cell table:style-name="ce29" office:value-type="string">
            <text:p>He prayed for his dear old mother and prayed for Marie that she might be safe and her life be spared, no matter what his fate might be.</text:p>
          </table:table-cell>
          <table:table-cell table:number-columns-repeated="1019"/>
        </table:table-row>
        <table:table-row table:style-name="ro2">
          <table:table-cell/>
          <table:table-cell office:value-type="string">
            <text:p>401</text:p>
          </table:table-cell>
          <table:table-cell table:number-columns-repeated="2"/>
          <table:table-cell table:style-name="ce29" office:value-type="string">
            <text:p>His dear old mother was the happiest woman in the world. She greeted him affectionately; told him that all her dreams about him had come true.</text:p>
          </table:table-cell>
          <table:table-cell table:number-columns-repeated="1019"/>
        </table:table-row>
        <table:table-row table:style-name="ro8">
          <table:table-cell/>
          <table:table-cell office:value-type="string">
            <text:p>410</text:p>
          </table:table-cell>
          <table:table-cell table:number-columns-repeated="2"/>
          <table:table-cell table:style-name="ce29" office:value-type="string">
            <text:p><text:span text:style-name="T11">"I demand that the terms of peace be signed by women as well as men. They are more just </text:span><text:span text:style-name="T11">and merciful and will rule the country in the future. If women must continue to be the </text:span><text:span text:style-name="T7">mothers</text:span><text:span text:style-name="T11"> of our men, they must have the right to decide whether their sons shall be sent to </text:span><text:span text:style-name="T11">war or not. It will take time to arrange the plans for cities and countries as outlined by </text:span><text:span text:style-name="T11">Ezekiel and I expect that the terms will be acceptable and signed by the good women of </text:span><text:span text:style-name="T11">every nation.</text:span></text:p>
          </table:table-cell>
          <table:table-cell table:number-columns-repeated="1019"/>
        </table:table-row>
        <table:table-row table:style-name="ro11">
          <table:table-cell/>
          <table:table-cell office:value-type="string">
            <text:p>413</text:p>
          </table:table-cell>
          <table:table-cell table:number-columns-repeated="2"/>
          <table:table-cell table:style-name="ce3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2">
          <table:table-cell/>
          <table:table-cell office:value-type="string">
            <text:p>415</text:p>
          </table:table-cell>
          <table:table-cell table:number-columns-repeated="2"/>
          <table:table-cell table:style-name="ce29" office:value-type="string">
            <text:p>You have been loyal to your mother, true and faithful to Marie and now I want to read Marie's letter to you written the day she disappeared.</text:p>
          </table:table-cell>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table:table table:name="Lindberg" table:style-name="ta1" table:print="false">
        <table:table-column table:style-name="co6" table:default-cell-style-name="Default"/>
        <table:table-row table:style-name="ro10">
          <table:table-cell/>
        </table:table-row>
      </table:table>
      <table:table table:name="Marie" table:style-name="ta1" table:print="false">
        <table:table-column table:style-name="co6"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9">05/19/2012</text:date>, <text:time>12:25: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5-19T12:25:18</dc:date>
    <meta:editing-duration>P1DT4H51M27S</meta:editing-duration>
    <meta:editing-cycles>13</meta:editing-cycles>
    <meta:generator>LibreOffice/3.3$Unix LibreOffice_project/330m18$Build-4</meta:generator>
    <meta:document-statistic meta:table-count="14" meta:cell-count="410" meta:object-count="0"/>
  </office:meta>
</office:document-meta>
</file>